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text:style-name="WW_CharLFO1LVL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text:style-name="WW_CharLFO1LVL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text:style-name="WW_CharLFO1LVL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text:style-name="WW_CharLFO1LVL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text:style-name="WW_CharLFO1LVL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text:style-name="WW_CharLFO1LVL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text:style-name="WW_CharLFO1LVL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text:style-name="WW_CharLFO1LVL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2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format="1" text:display-levels="3">
        <style:list-level-properties text:space-before="1.9166in" text:min-label-width="0.5in" text:list-level-position-and-space-mode="label-alignment">
          <style:list-level-label-alignment text:label-followed-by="listtab" fo:margin-left="2.4166in" fo:text-indent="-0.5in"/>
        </style:list-level-properties>
      </text:list-level-style-number>
      <text:list-level-style-number text:level="4" style:num-format="1" text:display-levels="4">
        <style:list-level-properties text:space-before="2.875in" text:min-label-width="0.5in" text:list-level-position-and-space-mode="label-alignment">
          <style:list-level-label-alignment text:label-followed-by="listtab" fo:margin-left="3.375in" fo:text-indent="-0.5in"/>
        </style:list-level-properties>
      </text:list-level-style-number>
      <text:list-level-style-number text:level="5" style:num-format="1" text:display-levels="5">
        <style:list-level-properties text:space-before="3.8333in" text:min-label-width="0.75in" text:list-level-position-and-space-mode="label-alignment">
          <style:list-level-label-alignment text:label-followed-by="listtab" fo:margin-left="4.5833in" fo:text-indent="-0.75in"/>
        </style:list-level-properties>
      </text:list-level-style-number>
      <text:list-level-style-number text:level="6" style:num-format="1" text:display-levels="6">
        <style:list-level-properties text:space-before="4.7916in" text:min-label-width="0.75in" text:list-level-position-and-space-mode="label-alignment">
          <style:list-level-label-alignment text:label-followed-by="listtab" fo:margin-left="5.5416in" fo:text-indent="-0.75in"/>
        </style:list-level-properties>
      </text:list-level-style-number>
      <text:list-level-style-number text:level="7" style:num-format="1" text:display-levels="7">
        <style:list-level-properties text:space-before="5.75in" text:min-label-width="1in" text:list-level-position-and-space-mode="label-alignment">
          <style:list-level-label-alignment text:label-followed-by="listtab" fo:margin-left="6.75in" fo:text-indent="-1in"/>
        </style:list-level-properties>
      </text:list-level-style-number>
      <text:list-level-style-number text:level="8" style:num-format="1" text:display-levels="8">
        <style:list-level-properties text:space-before="6.7083in" text:min-label-width="1in" text:list-level-position-and-space-mode="label-alignment">
          <style:list-level-label-alignment text:label-followed-by="listtab" fo:margin-left="7.7083in" fo:text-indent="-1in"/>
        </style:list-level-properties>
      </text:list-level-style-number>
      <text:list-level-style-number text:level="9" style:num-format="1" text:display-levels="9">
        <style:list-level-properties text:space-before="7.6666in" text:min-label-width="1.25in" text:list-level-position-and-space-mode="label-alignment">
          <style:list-level-label-alignment text:label-followed-by="listtab" fo:margin-left="8.9166in" fo:text-indent="-1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5" style:parent-style-name="DefaultParagraphFont" style:family="text">
      <style:text-properties style:font-name="Calibri Light" style:font-name-complex="Arial" fo:color="#000000" fo:font-size="8pt" style:font-size-asian="8pt" style:font-size-complex="8pt"/>
    </style:style>
    <style:style style:name="T6" style:parent-style-name="DefaultParagraphFont" style:family="text">
      <style:text-properties style:font-name="Arial" style:font-name-complex="Arial" fo:color="#000000" fo:font-size="7pt" style:font-size-asian="7pt" style:font-size-complex="7pt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font-name="Arial" style:font-name-complex="Arial" fo:color="#000000" fo:font-size="7pt" style:font-size-asian="7pt" style:font-size-complex="7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font-name="Arial" style:font-name-complex="Arial" fo:color="#000000" fo:font-size="7pt" style:font-size-asian="7pt" style:font-size-complex="7pt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style:font-name="Arial" style:font-name-complex="Arial" fo:color="#000000" fo:font-size="7pt" style:font-size-asian="7pt" style:font-size-complex="7pt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Arial" style:font-name-complex="Arial" fo:color="#000000" fo:font-size="7pt" style:font-size-asian="7pt" style:font-size-complex="7pt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style:font-name="Arial" style:font-name-complex="Arial" fo:color="#000000" fo:font-size="7pt" style:font-size-asian="7pt" style:font-size-complex="7pt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font-name="Arial" style:font-name-complex="Arial" fo:color="#000000" fo:font-size="7pt" style:font-size-asian="7pt" style:font-size-complex="7pt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5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6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7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8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19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0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1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2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3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4" style:parent-style-name="DefaultParagraphFont" style:family="text">
      <style:text-properties style:font-name="Arial" style:font-name-complex="Arial" fo:color="#000000" fo:font-size="7pt" style:font-size-asian="7pt" style:font-size-complex="7pt"/>
    </style:style>
    <style:style style:name="T25" style:parent-style-name="DefaultParagraphFont" style:family="text">
      <style:text-properties fo:font-weight="bold" style:font-weight-asian="bold" fo:color="#000000" fo:font-size="16pt" style:font-size-asian="16pt" style:font-size-complex="16pt"/>
    </style:style>
    <style:style style:name="P26" style:parent-style-name="Normal" style:family="paragraph">
      <style:text-properties style:font-name="Calibri Light" style:font-name-complex="Arial" fo:color="#000000" fo:font-size="8pt" style:font-size-asian="8pt" style:font-size-complex="8pt"/>
    </style:style>
    <style:style style:name="T27" style:parent-style-name="DefaultParagraphFont" style:family="text">
      <style:text-properties fo:font-weight="bold" style:font-weight-asian="bold" fo:color="#000000" fo:font-size="12pt" style:font-size-asian="12pt" style:font-size-complex="12pt"/>
    </style:style>
    <style:style style:name="T28" style:parent-style-name="DefaultParagraphFont" style:family="text">
      <style:text-properties style:font-name="Arial" style:font-name-complex="Arial" fo:color="#000000" fo:font-size="8pt" style:font-size-asian="8pt" style:font-size-complex="8pt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style:font-name="Arial" style:font-name-complex="Arial" fo:color="#000000" fo:font-size="8pt" style:font-size-asian="8pt" style:font-size-complex="8pt" style:text-underline-type="single" style:text-underline-style="solid" style:text-underline-width="auto" style:text-underline-mode="continuous"/>
    </style:style>
    <style:style style:name="P30" style:parent-style-name="Normal" style:family="paragraph">
      <style:text-properties style:font-name="Arial" style:font-name-complex="Arial" fo:color="#000000" fo:font-size="8pt" style:font-size-asian="8pt" style:font-size-complex="8pt"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style:font-name="Arial" style:font-name-complex="Arial" fo:color="#000000" fo:font-size="8pt" style:font-size-asian="8pt" style:font-size-complex="8pt"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style:font-name="Arial" style:font-name-complex="Arial" fo:color="#000000" fo:font-size="8pt" style:font-size-asian="8pt" style:font-size-complex="8pt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font-name="Arial" style:font-name-complex="Arial" fo:color="#000000" fo:font-size="8pt" style:font-size-asian="8pt" style:font-size-complex="8pt"/>
    </style:style>
    <style:style style:name="T34" style:parent-style-name="DefaultParagraphFont" style:family="text">
      <style:text-properties style:font-name="Arial" style:font-name-complex="Arial" fo:color="#000000" fo:font-size="8pt" style:font-size-asian="8pt" style:font-size-complex="8pt"/>
    </style:style>
    <style:style style:name="T35" style:parent-style-name="DefaultParagraphFont" style:family="text">
      <style:text-properties style:font-name="Arial" style:font-name-complex="Arial" fo:color="#000000" fo:font-size="8pt" style:font-size-asian="8pt" style:font-size-complex="8pt"/>
    </style:style>
    <style:style style:name="T36" style:parent-style-name="DefaultParagraphFont" style:family="text">
      <style:text-properties style:font-name="Arial" style:font-name-complex="Arial" fo:color="#000000" fo:font-size="8pt" style:font-size-asian="8pt" style:font-size-complex="8pt"/>
    </style:style>
    <style:style style:name="T37" style:parent-style-name="DefaultParagraphFont" style:family="text">
      <style:text-properties style:font-name="Arial" style:font-name-complex="Arial" fo:color="#000000" fo:font-size="8pt" style:font-size-asian="8pt" style:font-size-complex="8pt"/>
    </style:style>
    <style:style style:name="T38" style:parent-style-name="DefaultParagraphFont" style:family="text">
      <style:text-properties style:font-name="Arial" style:font-name-complex="Arial" fo:color="#000000" fo:font-size="8pt" style:font-size-asian="8pt" style:font-size-complex="8pt"/>
    </style:style>
    <style:style style:name="T39" style:parent-style-name="DefaultParagraphFont" style:family="text">
      <style:text-properties style:font-name="Arial" style:font-name-complex="Arial" fo:color="#000000" fo:font-size="8pt" style:font-size-asian="8pt" style:font-size-complex="8pt"/>
    </style:style>
    <style:style style:name="T40" style:parent-style-name="DefaultParagraphFont" style:family="text">
      <style:text-properties style:font-name="Arial" style:font-name-complex="Arial" fo:color="#000000" fo:font-size="8pt" style:font-size-asian="8pt" style:font-size-complex="8pt"/>
    </style:style>
    <style:style style:name="T41" style:parent-style-name="DefaultParagraphFont" style:family="text">
      <style:text-properties style:font-name="Arial" style:font-name-complex="Arial" fo:color="#000000" fo:font-size="8pt" style:font-size-asian="8pt" style:font-size-complex="8pt"/>
    </style:style>
    <style:style style:name="T42" style:parent-style-name="DefaultParagraphFont" style:family="text">
      <style:text-properties style:font-name="Arial" style:font-name-complex="Arial" fo:color="#000000" fo:font-size="8pt" style:font-size-asian="8pt" style:font-size-complex="8pt"/>
    </style:style>
    <style:style style:name="T43" style:parent-style-name="DefaultParagraphFont" style:family="text">
      <style:text-properties style:font-name="Times New Roman" style:font-name-complex="Times New Roman" fo:font-weight="bold" style:font-weight-asian="bold" fo:color="#000000" fo:font-size="12pt" style:font-size-asian="12pt" style:font-size-complex="8pt"/>
    </style:style>
    <style:style style:name="T44" style:parent-style-name="DefaultParagraphFont" style:family="text">
      <style:text-properties style:font-name="Times New Roman" style:font-name-complex="Times New Roman" fo:font-weight="bold" style:font-weight-asian="bold" fo:color="#000000" fo:font-size="12pt" style:font-size-asian="12pt" style:font-size-complex="8pt"/>
    </style:style>
    <style:style style:family="graphic" style:name="a120">
      <style:graphic-properties/>
    </style:style>
    <style:style style:family="graphic" style:name="a121">
      <style:graphic-properties draw:fill="none" draw:stroke="solid" svg:stroke-width="0in" svg:stroke-color="#990033" svg:stroke-opacity="100%" draw:stroke-linejoin="round"/>
    </style:style>
    <style:style style:family="graphic" style:name="a122">
      <style:graphic-properties draw:fill="none" draw:stroke="solid" svg:stroke-width="0in" svg:stroke-color="#990033" svg:stroke-opacity="100%" draw:stroke-linejoin="round"/>
    </style:style>
    <style:style style:family="graphic" style:name="a123">
      <style:graphic-properties draw:fill="none" draw:stroke="solid" svg:stroke-width="0in" svg:stroke-color="#990033" svg:stroke-opacity="100%" draw:stroke-linejoin="round"/>
    </style:style>
    <style:style style:family="graphic" style:name="a6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4">
      <style:graphic-properties draw:fill="none" draw:stroke="solid" svg:stroke-width="0in" svg:stroke-color="#990033" svg:stroke-opacity="100%" draw:stroke-linejoin="round"/>
    </style:style>
    <style:style style:family="graphic" style:name="a6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7">
      <style:graphic-properties draw:fill="none" draw:stroke="dash" draw:stroke-dash="a126" svg:stroke-width="0in" svg:stroke-color="#000000" svg:stroke-opacity="100%" draw:stroke-linejoin="round"/>
    </style:style>
    <style:style style:family="graphic" style:name="a6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8">
      <style:graphic-properties draw:fill="solid" draw:fill-color="#ffffff" draw:opacity="100%" draw:stroke="solid" svg:stroke-width="0in" svg:stroke-color="#990033" svg:stroke-opacity="100%" draw:stroke-linejoin="miter"/>
    </style:style>
    <style:style style:family="graphic" style:name="a6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9">
      <style:graphic-properties draw:fill="solid" draw:fill-color="#ffffff" draw:opacity="100%" draw:stroke="solid" svg:stroke-width="0in" svg:stroke-color="#990033" svg:stroke-opacity="100%" draw:stroke-linejoin="miter"/>
    </style:style>
    <style:style style:family="graphic" style:name="a66">
      <style:graphic-properties draw:fill="none" draw:stroke="solid" svg:stroke-width="0.00278in" svg:stroke-color="#990033" svg:stroke-opacity="100%" draw:stroke-linejoin="round"/>
    </style:style>
    <style:style style:family="graphic" style:name="a67">
      <style:graphic-properties draw:fill="none" draw:stroke="solid" svg:stroke-width="0.00278in" svg:stroke-color="#990033" svg:stroke-opacity="100%" draw:stroke-linejoin="round"/>
    </style:style>
    <style:style style:family="graphic" style:name="a68">
      <style:graphic-properties draw:fill="none" draw:stroke="solid" svg:stroke-width="0.00278in" svg:stroke-color="#990033" svg:stroke-opacity="100%" draw:stroke-linejoin="round"/>
    </style:style>
    <style:style style:family="graphic" style:name="a69">
      <style:graphic-properties draw:fill="none" draw:stroke="solid" svg:stroke-width="0.00278in" svg:stroke-color="#990033" svg:stroke-opacity="100%" draw:stroke-linejoin="round"/>
    </style:style>
    <style:style style:family="graphic" style:name="a130">
      <style:graphic-properties draw:fill="solid" draw:fill-color="#ffffff" draw:opacity="100%" draw:stroke="solid" svg:stroke-width="0in" svg:stroke-color="#990033" svg:stroke-opacity="100%" draw:stroke-linejoin="miter"/>
    </style:style>
    <style:style style:family="graphic" style:name="a131">
      <style:graphic-properties draw:fill="solid" draw:fill-color="#ffffff" draw:opacity="100%" draw:stroke="solid" svg:stroke-width="0in" svg:stroke-color="#990033" svg:stroke-opacity="100%" draw:stroke-linejoin="miter"/>
    </style:style>
    <style:style style:family="graphic" style:name="a132">
      <style:graphic-properties draw:fill="solid" draw:fill-color="#ffffcc" draw:opacity="100%" draw:stroke="solid" svg:stroke-width="0in" svg:stroke-color="#990033" svg:stroke-opacity="100%" draw:stroke-linejoin="miter"/>
    </style:style>
    <style:style style:family="graphic" style:name="a70">
      <style:graphic-properties draw:fill="none" draw:stroke="solid" svg:stroke-width="0.00278in" svg:stroke-color="#990033" svg:stroke-opacity="100%" draw:stroke-linejoin="round"/>
    </style:style>
    <style:style style:family="graphic" style:name="a13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1">
      <style:graphic-properties draw:fill="none" draw:stroke="solid" svg:stroke-width="0.00764in" svg:stroke-color="#990033" svg:stroke-opacity="100%" draw:stroke-linejoin="round"/>
    </style:style>
    <style:style style:family="graphic" style:name="a134">
      <style:graphic-properties draw:fill="none" draw:stroke="solid" svg:stroke-width="0in" svg:stroke-color="#990033" svg:stroke-opacity="100%" draw:stroke-linejoin="round"/>
    </style:style>
    <style:style style:family="graphic" style:name="a72">
      <style:graphic-properties draw:fill="none" draw:stroke="solid" svg:stroke-width="0.00764in" svg:stroke-color="#990033" svg:stroke-opacity="100%" draw:stroke-linejoin="round"/>
    </style:style>
    <style:style style:family="graphic" style:name="a135">
      <style:graphic-properties draw:fill="none" draw:stroke="solid" svg:stroke-width="0in" svg:stroke-color="#990033" svg:stroke-opacity="100%" draw:stroke-linejoin="round"/>
    </style:style>
    <style:style style:family="graphic" style:name="a7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4">
      <style:graphic-properties draw:fill="none" draw:stroke="solid" svg:stroke-width="0.00278in" svg:stroke-color="#990033" svg:stroke-opacity="100%" draw:stroke-linejoin="round"/>
    </style:style>
    <style:style style:family="graphic" style:name="a137">
      <style:graphic-properties draw:fill="none" draw:stroke="dash" draw:stroke-dash="a136" svg:stroke-width="0in" svg:stroke-color="#000000" svg:stroke-opacity="100%" draw:stroke-linejoin="round"/>
    </style:style>
    <style:style style:family="graphic" style:name="a75">
      <style:graphic-properties draw:fill="none" draw:stroke="solid" svg:stroke-width="0.00764in" svg:stroke-color="#990033" svg:stroke-opacity="100%" draw:stroke-linejoin="round"/>
    </style:style>
    <style:style style:family="graphic" style:name="a138">
      <style:graphic-properties draw:fill="solid" draw:fill-color="#ffffff" draw:opacity="100%" draw:stroke="solid" svg:stroke-width="0in" svg:stroke-color="#000000" svg:stroke-opacity="100%" draw:stroke-linejoin="miter"/>
    </style:style>
    <style:style style:family="graphic" style:name="a76">
      <style:graphic-properties draw:fill="none" draw:stroke="solid" svg:stroke-width="0.00764in" svg:stroke-color="#990033" svg:stroke-opacity="100%" draw:stroke-linejoin="round"/>
    </style:style>
    <style:style style:family="graphic" style:name="a139">
      <style:graphic-properties draw:fill="solid" draw:fill-color="#ffffff" draw:opacity="100%" draw:stroke="solid" svg:stroke-width="0in" svg:stroke-color="#990033" svg:stroke-opacity="100%" draw:stroke-linejoin="miter"/>
    </style:style>
    <style:style style:family="graphic" style:name="a7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9">
      <style:graphic-properties draw:fill="none" draw:stroke="dash" draw:stroke-dash="a78" svg:stroke-width="0in" svg:stroke-color="#990033" svg:stroke-opacity="100%" draw:stroke-linejoin="round"/>
    </style:style>
    <style:style style:family="graphic" style:name="a140">
      <style:graphic-properties draw:fill="solid" draw:fill-color="#ffffcc" draw:opacity="100%" draw:stroke="solid" svg:stroke-width="0in" svg:stroke-color="#990033" svg:stroke-opacity="100%" draw:stroke-linejoin="miter"/>
    </style:style>
    <style:style style:family="graphic" style:name="a14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2">
      <style:graphic-properties draw:fill="none" draw:stroke="solid" svg:stroke-width="0in" svg:stroke-color="#990033" svg:stroke-opacity="100%" draw:stroke-linejoin="round"/>
    </style:style>
    <style:style style:family="graphic" style:name="a143">
      <style:graphic-properties draw:fill="none" draw:stroke="solid" svg:stroke-width="0in" svg:stroke-color="#990033" svg:stroke-opacity="100%" draw:stroke-linejoin="round"/>
    </style:style>
    <style:style style:family="graphic" style:name="a80">
      <style:graphic-properties draw:fill="none" draw:stroke="solid" svg:stroke-width="0.00764in" svg:stroke-color="#990033" svg:stroke-opacity="100%" draw:stroke-linejoin="round"/>
    </style:style>
    <style:style style:family="graphic" style:name="a81">
      <style:graphic-properties draw:fill="none" draw:stroke="solid" svg:stroke-width="0.00764in" svg:stroke-color="#990033" svg:stroke-opacity="100%" draw:stroke-linejoin="round"/>
    </style:style>
    <style:style style:family="graphic" style:name="a145">
      <style:graphic-properties draw:fill="none" draw:stroke="dash" draw:stroke-dash="a144" svg:stroke-width="0in" svg:stroke-color="#000000" svg:stroke-opacity="100%" draw:stroke-linejoin="round"/>
    </style:style>
    <style:style style:family="graphic" style:name="a8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6">
      <style:graphic-properties draw:fill="solid" draw:fill-color="#ffffff" draw:opacity="100%" draw:stroke="solid" svg:stroke-width="0in" svg:stroke-color="#000000" svg:stroke-opacity="100%" draw:stroke-linejoin="miter"/>
    </style:style>
    <style:style style:family="graphic" style:name="a147">
      <style:graphic-properties draw:fill="solid" draw:fill-color="#ffffff" draw:opacity="100%" draw:stroke="solid" svg:stroke-width="0in" svg:stroke-color="#990033" svg:stroke-opacity="100%" draw:stroke-linejoin="miter"/>
    </style:style>
    <style:style style:family="graphic" style:name="a84">
      <style:graphic-properties draw:fill="none" draw:stroke="dash" draw:stroke-dash="a83" svg:stroke-width="0in" svg:stroke-color="#990033" svg:stroke-opacity="100%" draw:stroke-linejoin="round"/>
    </style:style>
    <style:style style:family="graphic" style:name="a148">
      <style:graphic-properties draw:fill="solid" draw:fill-color="#ffffff" draw:opacity="100%" draw:stroke="solid" svg:stroke-width="0in" svg:stroke-color="#990033" svg:stroke-opacity="100%" draw:stroke-linejoin="miter"/>
    </style:style>
    <style:style style:family="graphic" style:name="a85">
      <style:graphic-properties draw:fill="none" draw:stroke="solid" svg:stroke-width="0.00764in" svg:stroke-color="#990033" svg:stroke-opacity="100%" draw:stroke-linejoin="round"/>
    </style:style>
    <style:style style:family="graphic" style:name="a149">
      <style:graphic-properties draw:fill="solid" draw:fill-color="#ffffff" draw:opacity="100%" draw:stroke="solid" svg:stroke-width="0in" svg:stroke-color="#990033" svg:stroke-opacity="100%" draw:stroke-linejoin="miter"/>
    </style:style>
    <style:style style:family="graphic" style:name="a86">
      <style:graphic-properties draw:fill="none" draw:stroke="solid" svg:stroke-width="0.00764in" svg:stroke-color="#990033" svg:stroke-opacity="100%" draw:stroke-linejoin="round"/>
    </style:style>
    <style:style style:family="graphic" style:name="a8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8">
      <style:graphic-properties draw:fill="none" draw:stroke="solid" svg:stroke-width="0.00278in" svg:stroke-color="#990033" svg:stroke-opacity="100%" draw:stroke-linejoin="round"/>
    </style:style>
    <style:style style:family="graphic" style:name="a89">
      <style:graphic-properties draw:fill="none" draw:stroke="solid" svg:stroke-width="0.00764in" svg:stroke-color="#990033" svg:stroke-opacity="100%" draw:stroke-linejoin="round"/>
    </style:style>
    <style:style style:family="graphic" style:name="a150">
      <style:graphic-properties draw:fill="solid" draw:fill-color="#ffffff" draw:opacity="100%" draw:stroke="solid" svg:stroke-width="0in" svg:stroke-color="#990033" svg:stroke-opacity="100%" draw:stroke-linejoin="miter"/>
    </style:style>
    <style:style style:family="graphic" style:name="a151">
      <style:graphic-properties draw:fill="solid" draw:fill-color="#ffffff" draw:opacity="100%" draw:stroke="solid" svg:stroke-width="0in" svg:stroke-color="#990033" svg:stroke-opacity="100%" draw:stroke-linejoin="miter"/>
    </style:style>
    <style:style style:family="graphic" style:name="a152">
      <style:graphic-properties draw:fill="solid" draw:fill-color="#ffffcc" draw:opacity="100%" draw:stroke="solid" svg:stroke-width="0in" svg:stroke-color="#990033" svg:stroke-opacity="100%" draw:stroke-linejoin="miter"/>
    </style:style>
    <style:style style:family="graphic" style:name="a1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0">
      <style:graphic-properties draw:fill="none" draw:stroke="solid" svg:stroke-width="0.00764in" svg:stroke-color="#990033" svg:stroke-opacity="100%" draw:stroke-linejoin="round"/>
    </style:style>
    <style:style style:family="graphic" style:name="a200">
      <style:graphic-properties draw:fill="none" draw:stroke="solid" svg:stroke-width="0in" svg:stroke-color="#990033" svg:stroke-opacity="100%" draw:stroke-linejoin="round"/>
    </style:style>
    <style:style style:family="graphic" style:name="a154">
      <style:graphic-properties draw:fill="none" draw:stroke="solid" svg:stroke-width="0in" svg:stroke-color="#990033" svg:stroke-opacity="100%" draw:stroke-linejoin="round"/>
    </style:style>
    <style:style style:family="graphic" style:name="a9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01">
      <style:graphic-properties draw:fill="none" draw:stroke="solid" svg:stroke-width="0in" svg:stroke-color="#990033" svg:stroke-opacity="100%" draw:stroke-linejoin="round"/>
    </style:style>
    <style:style style:family="graphic" style:name="a155">
      <style:graphic-properties draw:fill="none" draw:stroke="solid" svg:stroke-width="0in" svg:stroke-color="#990033" svg:stroke-opacity="100%" draw:stroke-linejoin="round"/>
    </style:style>
    <style:style style:family="graphic" style:name="a92">
      <style:graphic-properties draw:fill="none" draw:stroke="solid" svg:stroke-width="0.00278in" svg:stroke-color="#990033" svg:stroke-opacity="100%" draw:stroke-linejoin="round"/>
    </style:style>
    <style:style style:family="graphic" style:name="a203">
      <style:graphic-properties draw:fill="none" draw:stroke="dash" draw:stroke-dash="a202" svg:stroke-width="0in" svg:stroke-color="#990033" svg:stroke-opacity="100%" draw:stroke-linejoin="round"/>
    </style:style>
    <style:style style:family="graphic" style:name="a93">
      <style:graphic-properties draw:fill="none" draw:stroke="solid" svg:stroke-width="0.00278in" svg:stroke-color="#990033" svg:stroke-opacity="100%" draw:stroke-linejoin="round"/>
    </style:style>
    <style:style style:family="graphic" style:name="a157">
      <style:graphic-properties draw:fill="none" draw:stroke="dash" draw:stroke-dash="a156" svg:stroke-width="0in" svg:stroke-color="#000000" svg:stroke-opacity="100%" draw:stroke-linejoin="round"/>
    </style:style>
    <style:style style:family="graphic" style:name="a204">
      <style:graphic-properties draw:fill="none" draw:stroke="solid" svg:stroke-width="0.00001in" svg:stroke-color="#990033" svg:stroke-opacity="100%" draw:stroke-linejoin="round"/>
    </style:style>
    <style:style style:family="graphic" style:name="a158">
      <style:graphic-properties draw:fill="solid" draw:fill-color="#ffffff" draw:opacity="100%" draw:stroke="solid" svg:stroke-width="0in" svg:stroke-color="#000000" svg:stroke-opacity="100%" draw:stroke-linejoin="miter"/>
    </style:style>
    <style:style style:family="graphic" style:name="a95">
      <style:graphic-properties draw:fill="none" draw:stroke="dash" draw:stroke-dash="a94" svg:stroke-width="0in" svg:stroke-color="#990033" svg:stroke-opacity="100%" draw:stroke-linejoin="round"/>
    </style:style>
    <style:style style:family="graphic" style:name="a205">
      <style:graphic-properties draw:fill="none" draw:stroke="solid" svg:stroke-width="0.00001in" svg:stroke-color="#990033" svg:stroke-opacity="100%" draw:stroke-linejoin="round"/>
    </style:style>
    <style:style style:family="graphic" style:name="a159">
      <style:graphic-properties draw:fill="solid" draw:fill-color="#ffffff" draw:opacity="100%" draw:stroke="solid" svg:stroke-width="0in" svg:stroke-color="#990033" svg:stroke-opacity="100%" draw:stroke-linejoin="miter"/>
    </style:style>
    <style:style style:family="graphic" style:name="a96">
      <style:graphic-properties draw:fill="none" draw:stroke="solid" svg:stroke-width="0.00764in" svg:stroke-color="#990033" svg:stroke-opacity="100%" draw:stroke-linejoin="round"/>
    </style:style>
    <style:style style:family="graphic" style:name="a20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07">
      <style:graphic-properties draw:fill="none" draw:stroke="solid" svg:stroke-width="0in" svg:stroke-color="#990033" svg:stroke-opacity="100%" draw:stroke-linejoin="round"/>
    </style:style>
    <style:style style:family="graphic" style:name="a97">
      <style:graphic-properties draw:fill="none" draw:stroke="solid" svg:stroke-width="0.00764in" svg:stroke-color="#990033" svg:stroke-opacity="100%" draw:stroke-linejoin="round"/>
    </style:style>
    <style:style style:family="graphic" style:name="a208">
      <style:graphic-properties draw:fill="none" draw:stroke="solid" svg:stroke-width="0.00001in" svg:stroke-color="#990033" svg:stroke-opacity="100%" draw:stroke-linejoin="round"/>
    </style:style>
    <style:style style:family="graphic" style:name="a9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09">
      <style:graphic-properties draw:fill="none" draw:stroke="solid" svg:stroke-width="0.00001in" svg:stroke-color="#990033" svg:stroke-opacity="100%" draw:stroke-linejoin="round"/>
    </style:style>
    <style:style style:family="graphic" style:name="a99">
      <style:graphic-properties draw:fill="none" draw:stroke="solid" svg:stroke-width="0.00278in" svg:stroke-color="#990033" svg:stroke-opacity="100%" draw:stroke-linejoin="round"/>
    </style:style>
    <style:style style:family="graphic" style:name="a160">
      <style:graphic-properties draw:fill="solid" draw:fill-color="#ffffff" draw:opacity="100%" draw:stroke="solid" svg:stroke-width="0in" svg:stroke-color="#990033" svg:stroke-opacity="100%" draw:stroke-linejoin="miter"/>
    </style:style>
    <style:style style:family="graphic" style:name="a161">
      <style:graphic-properties draw:fill="solid" draw:fill-color="#ffffff" draw:opacity="100%" draw:stroke="solid" svg:stroke-width="0in" svg:stroke-color="#990033" svg:stroke-opacity="100%" draw:stroke-linejoin="miter"/>
    </style:style>
    <style:style style:family="graphic" style:name="a162">
      <style:graphic-properties draw:fill="solid" draw:fill-color="#ffffcc" draw:opacity="100%" draw:stroke="solid" svg:stroke-width="0in" svg:stroke-color="#990033" svg:stroke-opacity="100%" draw:stroke-linejoin="miter"/>
    </style:style>
    <style:style style:family="graphic" style:name="a16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11">
      <style:graphic-properties draw:fill="none" draw:stroke="solid" svg:stroke-width="0in" svg:stroke-color="#990033" svg:stroke-opacity="100%" draw:stroke-linejoin="round"/>
    </style:style>
    <style:style style:family="graphic" style:name="a165">
      <style:graphic-properties draw:fill="none" draw:stroke="dash" draw:stroke-dash="a164" svg:stroke-width="0in" svg:stroke-color="#000000" svg:stroke-opacity="100%" draw:stroke-linejoin="round"/>
    </style:style>
    <style:style style:family="graphic" style:name="a212">
      <style:graphic-properties draw:fill="none" draw:stroke="solid" svg:stroke-width="0in" svg:stroke-color="#990033" svg:stroke-opacity="100%" draw:stroke-linejoin="round"/>
    </style:style>
    <style:style style:family="graphic" style:name="a166">
      <style:graphic-properties draw:fill="solid" draw:fill-color="#ffffff" draw:opacity="100%" draw:stroke="solid" svg:stroke-width="0in" svg:stroke-color="#000000" svg:stroke-opacity="100%" draw:stroke-linejoin="miter"/>
    </style:style>
    <style:style style:family="graphic" style:name="a213">
      <style:graphic-properties draw:fill="none" draw:stroke="solid" svg:stroke-width="0in" svg:stroke-color="#990033" svg:stroke-opacity="100%" draw:stroke-linejoin="round"/>
    </style:style>
    <style:style style:family="graphic" style:name="a167">
      <style:graphic-properties draw:fill="solid" draw:fill-color="#ffffff" draw:opacity="100%" draw:stroke="solid" svg:stroke-width="0in" svg:stroke-color="#990033" svg:stroke-opacity="100%" draw:stroke-linejoin="miter"/>
    </style:style>
    <style:style style:family="graphic" style:name="a214">
      <style:graphic-properties draw:fill="none" draw:stroke="solid" svg:stroke-width="0.00001in" svg:stroke-color="#990033" svg:stroke-opacity="100%" draw:stroke-linejoin="round"/>
    </style:style>
    <style:style style:family="graphic" style:name="a168">
      <style:graphic-properties draw:fill="solid" draw:fill-color="#ffffff" draw:opacity="100%" draw:stroke="solid" svg:stroke-width="0in" svg:stroke-color="#990033" svg:stroke-opacity="100%" draw:stroke-linejoin="miter"/>
    </style:style>
    <style:style style:family="graphic" style:name="a215">
      <style:graphic-properties draw:fill="none" draw:stroke="solid" svg:stroke-width="0.00001in" svg:stroke-color="#990033" svg:stroke-opacity="100%" draw:stroke-linejoin="round"/>
    </style:style>
    <style:style style:family="graphic" style:name="a169">
      <style:graphic-properties draw:fill="solid" draw:fill-color="#ffffff" draw:opacity="100%" draw:stroke="solid" svg:stroke-width="0in" svg:stroke-color="#990033" svg:stroke-opacity="100%" draw:stroke-linejoin="miter"/>
    </style:style>
    <style:style style:family="graphic" style:name="a21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18">
      <style:graphic-properties draw:fill="none" draw:stroke="dash" draw:stroke-dash="a217" svg:stroke-width="0in" svg:stroke-color="#990033" svg:stroke-opacity="100%" draw:stroke-linejoin="round"/>
    </style:style>
    <style:style style:family="graphic" style:name="a219">
      <style:graphic-properties draw:fill="none" draw:stroke="solid" svg:stroke-width="0.00001in" svg:stroke-color="#990033" svg:stroke-opacity="100%" draw:stroke-linejoin="round"/>
    </style:style>
    <style:style style:family="graphic" style:name="a10">
      <style:graphic-properties draw:fill="none" draw:stroke="solid" svg:stroke-width="0.00278in" svg:stroke-color="#990033" svg:stroke-opacity="100%" draw:stroke-linejoin="round"/>
    </style:style>
    <style:style style:family="graphic" style:name="a11">
      <style:graphic-properties draw:fill="none" draw:stroke="solid" svg:stroke-width="0.00278in" svg:stroke-color="#990033" svg:stroke-opacity="100%" draw:stroke-linejoin="round"/>
    </style:style>
    <style:style style:family="graphic" style:name="a12">
      <style:graphic-properties draw:fill="none" draw:stroke="solid" svg:stroke-width="0.00278in" svg:stroke-color="#990033" svg:stroke-opacity="100%" draw:stroke-linejoin="round"/>
    </style:style>
    <style:style style:family="graphic" style:name="a13">
      <style:graphic-properties draw:fill="none" draw:stroke="solid" svg:stroke-width="0.00278in" svg:stroke-color="#990033" svg:stroke-opacity="100%" draw:stroke-linejoin="round"/>
    </style:style>
    <style:style style:family="graphic" style:name="a1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6">
      <style:graphic-properties draw:fill="none" draw:stroke="dash" draw:stroke-dash="a15" svg:stroke-width="0in" svg:stroke-color="#000000" svg:stroke-opacity="100%" draw:stroke-linejoin="round"/>
    </style:style>
    <style:style style:family="graphic" style:name="a17">
      <style:graphic-properties draw:fill="solid" draw:fill-color="#ffffff" draw:opacity="100%" draw:stroke="solid" svg:stroke-width="0.00278in" svg:stroke-color="#990033" svg:stroke-opacity="100%" draw:stroke-linejoin="miter"/>
    </style:style>
    <style:style style:family="graphic" style:name="a18">
      <style:graphic-properties draw:fill="solid" draw:fill-color="#ffffff" draw:opacity="100%" draw:stroke="solid" svg:stroke-width="0.00278in" svg:stroke-color="#990033" svg:stroke-opacity="100%" draw:stroke-linejoin="miter"/>
    </style:style>
    <style:style style:family="graphic" style:name="a19">
      <style:graphic-properties draw:fill="solid" draw:fill-color="#ffffff" draw:opacity="100%" draw:stroke="solid" svg:stroke-width="0.00278in" svg:stroke-color="#990033" svg:stroke-opacity="100%" draw:stroke-linejoin="miter"/>
    </style:style>
    <style:style style:family="graphic" style:name="a17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7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7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7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20">
      <style:graphic-properties draw:fill="none" draw:stroke="solid" svg:stroke-width="0.00001in" svg:stroke-color="#990033" svg:stroke-opacity="100%" draw:stroke-linejoin="round"/>
    </style:style>
    <style:style style:family="graphic" style:name="a17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0">
      <style:graphic-properties draw:fill="solid" draw:fill-color="#ffffcc" draw:opacity="100%" draw:stroke="solid" svg:stroke-width="0.00278in" svg:stroke-color="#990033" svg:stroke-opacity="100%" draw:stroke-linejoin="miter"/>
    </style:style>
    <style:style style:family="graphic" style:name="a17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22">
      <style:graphic-properties draw:fill="none" draw:stroke="solid" svg:stroke-width="0in" svg:stroke-color="#990033" svg:stroke-opacity="100%" draw:stroke-linejoin="round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7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23">
      <style:graphic-properties draw:fill="none" draw:stroke="solid" svg:stroke-width="0.00001in" svg:stroke-color="#990033" svg:stroke-opacity="100%" draw:stroke-linejoin="round"/>
    </style:style>
    <style:style style:family="graphic" style:name="a2">
      <style:graphic-properties draw:fill="none" draw:stroke="solid" svg:stroke-width="0.00278in" svg:stroke-color="#990033" svg:stroke-opacity="100%" draw:stroke-linejoin="round"/>
    </style:style>
    <style:style style:family="graphic" style:name="a17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24">
      <style:graphic-properties draw:fill="none" draw:stroke="solid" svg:stroke-width="0.00001in" svg:stroke-color="#990033" svg:stroke-opacity="100%" draw:stroke-linejoin="round"/>
    </style:style>
    <style:style style:family="graphic" style:name="a3">
      <style:graphic-properties draw:fill="none" draw:stroke="solid" svg:stroke-width="0.00278in" svg:stroke-color="#990033" svg:stroke-opacity="100%" draw:stroke-linejoin="round"/>
    </style:style>
    <style:style style:family="graphic" style:name="a17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2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7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26">
      <style:graphic-properties draw:fill="none" draw:stroke="solid" svg:stroke-width="0in" svg:stroke-color="#990033" svg:stroke-opacity="100%" draw:stroke-linejoin="round"/>
    </style:style>
    <style:style style:family="graphic" style:name="a5">
      <style:graphic-properties draw:fill="none" draw:stroke="dash" draw:stroke-dash="a4" svg:stroke-width="0in" svg:stroke-color="#000000" svg:stroke-opacity="100%" draw:stroke-linejoin="round"/>
    </style:style>
    <style:style style:family="graphic" style:name="a6">
      <style:graphic-properties draw:fill="solid" draw:fill-color="#ffffff" draw:opacity="100%" draw:stroke="solid" svg:stroke-width="0.00278in" svg:stroke-color="#990033" svg:stroke-opacity="100%" draw:stroke-linejoin="miter"/>
    </style:style>
    <style:style style:family="graphic" style:name="a227">
      <style:graphic-properties draw:fill="none" draw:stroke="solid" svg:stroke-width="0in" svg:stroke-color="#990033" svg:stroke-opacity="100%" draw:stroke-linejoin="round"/>
    </style:style>
    <style:style style:family="graphic" style:name="a7">
      <style:graphic-properties draw:fill="solid" draw:fill-color="#ffffff" draw:opacity="100%" draw:stroke="solid" svg:stroke-width="0.00278in" svg:stroke-color="#990033" svg:stroke-opacity="100%" draw:stroke-linejoin="miter"/>
    </style:style>
    <style:style style:family="graphic" style:name="a228">
      <style:graphic-properties draw:fill="none" draw:stroke="solid" svg:stroke-width="0in" svg:stroke-color="#990033" svg:stroke-opacity="100%" draw:stroke-linejoin="round"/>
    </style:style>
    <style:style style:family="graphic" style:name="a8">
      <style:graphic-properties draw:fill="solid" draw:fill-color="#ffffff" draw:opacity="100%" draw:stroke="solid" svg:stroke-width="0.00278in" svg:stroke-color="#990033" svg:stroke-opacity="100%" draw:stroke-linejoin="miter"/>
    </style:style>
    <style:style style:family="graphic" style:name="a229">
      <style:graphic-properties draw:fill="none" draw:stroke="solid" svg:stroke-width="0.00001in" svg:stroke-color="#990033" svg:stroke-opacity="100%" draw:stroke-linejoin="round"/>
    </style:style>
    <style:style style:family="graphic" style:name="a20">
      <style:graphic-properties draw:fill="solid" draw:fill-color="#ffffff" draw:opacity="100%" draw:stroke="solid" svg:stroke-width="0.00278in" svg:stroke-color="#990033" svg:stroke-opacity="100%" draw:stroke-linejoin="miter"/>
    </style:style>
    <style:style style:family="graphic" style:name="a9">
      <style:graphic-properties draw:fill="solid" draw:fill-color="#ffffff" draw:opacity="100%" draw:stroke="solid" svg:stroke-width="0.00278in" svg:stroke-color="#990033" svg:stroke-opacity="100%" draw:stroke-linejoin="miter"/>
    </style:style>
    <style:style style:family="graphic" style:name="a21">
      <style:graphic-properties draw:fill="solid" draw:fill-color="#ffffcc" draw:opacity="100%" draw:stroke="solid" svg:stroke-width="0.00278in" svg:stroke-color="#990033" svg:stroke-opacity="100%" draw:stroke-linejoin="miter"/>
    </style:style>
    <style:style style:family="graphic" style:name="a2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4">
      <style:graphic-properties draw:fill="none" draw:stroke="solid" svg:stroke-width="0.00278in" svg:stroke-color="#990033" svg:stroke-opacity="100%" draw:stroke-linejoin="round"/>
    </style:style>
    <style:style style:family="graphic" style:name="a25">
      <style:graphic-properties draw:fill="none" draw:stroke="solid" svg:stroke-width="0.00278in" svg:stroke-color="#990033" svg:stroke-opacity="100%" draw:stroke-linejoin="round"/>
    </style:style>
    <style:style style:family="graphic" style:name="a27">
      <style:graphic-properties draw:fill="none" draw:stroke="dash" draw:stroke-dash="a26" svg:stroke-width="0in" svg:stroke-color="#000000" svg:stroke-opacity="100%" draw:stroke-linejoin="round"/>
    </style:style>
    <style:style style:family="graphic" style:name="a28">
      <style:graphic-properties draw:fill="solid" draw:fill-color="#ffffff" draw:opacity="100%" draw:stroke="solid" svg:stroke-width="0.00278in" svg:stroke-color="#990033" svg:stroke-opacity="100%" draw:stroke-linejoin="miter"/>
    </style:style>
    <style:style style:family="graphic" style:name="a29">
      <style:graphic-properties draw:fill="solid" draw:fill-color="#ffffff" draw:opacity="100%" draw:stroke="solid" svg:stroke-width="0.00278in" svg:stroke-color="#990033" svg:stroke-opacity="100%" draw:stroke-linejoin="miter"/>
    </style:style>
    <style:style style:family="graphic" style:name="a18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8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8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8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30">
      <style:graphic-properties draw:fill="none" draw:stroke="solid" svg:stroke-width="0.00001in" svg:stroke-color="#990033" svg:stroke-opacity="100%" draw:stroke-linejoin="round"/>
    </style:style>
    <style:style style:family="graphic" style:name="a18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3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8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8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33">
      <style:graphic-properties draw:fill="none" draw:stroke="dash" draw:stroke-dash="a232" svg:stroke-width="0in" svg:stroke-color="#990033" svg:stroke-opacity="100%" draw:stroke-linejoin="round"/>
    </style:style>
    <style:style style:family="graphic" style:name="a18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34">
      <style:graphic-properties draw:fill="none" draw:stroke="solid" svg:stroke-width="0.00001in" svg:stroke-color="#990033" svg:stroke-opacity="100%" draw:stroke-linejoin="round"/>
    </style:style>
    <style:style style:family="graphic" style:name="a18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35">
      <style:graphic-properties draw:fill="none" draw:stroke="solid" svg:stroke-width="0.00001in" svg:stroke-color="#990033" svg:stroke-opacity="100%" draw:stroke-linejoin="round"/>
    </style:style>
    <style:style style:family="graphic" style:name="a18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3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37">
      <style:graphic-properties draw:fill="none" draw:stroke="solid" svg:stroke-width="0in" svg:stroke-color="#990033" svg:stroke-opacity="100%" draw:stroke-linejoin="round"/>
    </style:style>
    <style:style style:family="graphic" style:name="a238">
      <style:graphic-properties draw:fill="none" draw:stroke="solid" svg:stroke-width="0in" svg:stroke-color="#990033" svg:stroke-opacity="100%" draw:stroke-linejoin="round"/>
    </style:style>
    <style:style style:family="graphic" style:name="a239">
      <style:graphic-properties draw:fill="none" draw:stroke="solid" svg:stroke-width="0in" svg:stroke-color="#990033" svg:stroke-opacity="100%" draw:stroke-linejoin="round"/>
    </style:style>
    <style:style style:family="graphic" style:name="a30">
      <style:graphic-properties draw:fill="solid" draw:fill-color="#ffffcc" draw:opacity="100%" draw:stroke="solid" svg:stroke-width="0.00278in" svg:stroke-color="#990033" svg:stroke-opacity="100%" draw:stroke-linejoin="miter"/>
    </style:style>
    <style:style style:family="graphic" style:name="a3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2">
      <style:graphic-properties draw:fill="none" draw:stroke="solid" svg:stroke-width="0.00278in" svg:stroke-color="#990033" svg:stroke-opacity="100%" draw:stroke-linejoin="round"/>
    </style:style>
    <style:style style:family="graphic" style:name="a33">
      <style:graphic-properties draw:fill="none" draw:stroke="solid" svg:stroke-width="0.00278in" svg:stroke-color="#990033" svg:stroke-opacity="100%" draw:stroke-linejoin="round"/>
    </style:style>
    <style:style style:family="graphic" style:name="a35">
      <style:graphic-properties draw:fill="none" draw:stroke="dash" draw:stroke-dash="a34" svg:stroke-width="0in" svg:stroke-color="#000000" svg:stroke-opacity="100%" draw:stroke-linejoin="round"/>
    </style:style>
    <style:style style:family="graphic" style:name="a36">
      <style:graphic-properties draw:fill="solid" draw:fill-color="#ffffff" draw:opacity="100%" draw:stroke="solid" svg:stroke-width="0.00278in" svg:stroke-color="#990033" svg:stroke-opacity="100%" draw:stroke-linejoin="miter"/>
    </style:style>
    <style:style style:family="graphic" style:name="a37">
      <style:graphic-properties draw:fill="solid" draw:fill-color="#ffffff" draw:opacity="100%" draw:stroke="solid" svg:stroke-width="0.00278in" svg:stroke-color="#990033" svg:stroke-opacity="100%" draw:stroke-linejoin="miter"/>
    </style:style>
    <style:style style:family="graphic" style:name="a38">
      <style:graphic-properties draw:fill="solid" draw:fill-color="#ffffff" draw:opacity="100%" draw:stroke="solid" svg:stroke-width="0.00278in" svg:stroke-color="#990033" svg:stroke-opacity="100%" draw:stroke-linejoin="miter"/>
    </style:style>
    <style:style style:family="graphic" style:name="a39">
      <style:graphic-properties draw:fill="solid" draw:fill-color="#ffffcc" draw:opacity="100%" draw:stroke="solid" svg:stroke-width="0.00278in" svg:stroke-color="#990033" svg:stroke-opacity="100%" draw:stroke-linejoin="miter"/>
    </style:style>
    <style:style style:family="graphic" style:name="a190">
      <style:graphic-properties draw:fill="none" draw:stroke="solid" svg:stroke-width="0in" svg:stroke-color="#990033" svg:stroke-opacity="100%" draw:stroke-linejoin="round"/>
    </style:style>
    <style:style style:family="graphic" style:name="a191">
      <style:graphic-properties draw:fill="none" draw:stroke="solid" svg:stroke-width="0in" svg:stroke-color="#990033" svg:stroke-opacity="100%" draw:stroke-linejoin="round"/>
    </style:style>
    <style:style style:family="graphic" style:name="a192">
      <style:graphic-properties draw:fill="none" draw:stroke="solid" svg:stroke-width="0in" svg:stroke-color="#990033" svg:stroke-opacity="100%" draw:stroke-linejoin="round"/>
    </style:style>
    <style:style style:family="graphic" style:name="a193">
      <style:graphic-properties draw:fill="none" draw:stroke="solid" svg:stroke-width="0.00001in" svg:stroke-color="#990033" svg:stroke-opacity="100%" draw:stroke-linejoin="round"/>
    </style:style>
    <style:style style:family="graphic" style:name="a240">
      <style:graphic-properties draw:fill="none" draw:stroke="solid" svg:stroke-width="0.00001in" svg:stroke-color="#990033" svg:stroke-opacity="100%" draw:stroke-linejoin="round"/>
    </style:style>
    <style:style style:family="graphic" style:name="a194">
      <style:graphic-properties draw:fill="none" draw:stroke="solid" svg:stroke-width="0.00001in" svg:stroke-color="#990033" svg:stroke-opacity="100%" draw:stroke-linejoin="round"/>
    </style:style>
    <style:style style:family="graphic" style:name="a241">
      <style:graphic-properties draw:fill="none" draw:stroke="solid" svg:stroke-width="0.00001in" svg:stroke-color="#990033" svg:stroke-opacity="100%" draw:stroke-linejoin="round"/>
    </style:style>
    <style:style style:family="graphic" style:name="a19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4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96">
      <style:graphic-properties draw:fill="none" draw:stroke="solid" svg:stroke-width="0in" svg:stroke-color="#990033" svg:stroke-opacity="100%" draw:stroke-linejoin="round"/>
    </style:style>
    <style:style style:family="graphic" style:name="a243">
      <style:graphic-properties/>
    </style:style>
    <style:style style:family="graphic" style:name="a197">
      <style:graphic-properties draw:fill="none" draw:stroke="solid" svg:stroke-width="0.00001in" svg:stroke-color="#990033" svg:stroke-opacity="100%" draw:stroke-linejoin="round"/>
    </style:style>
    <style:style style:family="graphic" style:name="a198">
      <style:graphic-properties draw:fill="none" draw:stroke="solid" svg:stroke-width="0.00001in" svg:stroke-color="#990033" svg:stroke-opacity="100%" draw:stroke-linejoin="round"/>
    </style:style>
    <style:style style:family="graphic" style:name="a19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0">
      <style:graphic-properties draw:fill="none" draw:stroke="solid" svg:stroke-width="0.00278in" svg:stroke-color="#990033" svg:stroke-opacity="100%" draw:stroke-linejoin="round"/>
    </style:style>
    <style:style style:family="graphic" style:name="a101">
      <style:graphic-properties draw:fill="none" draw:stroke="solid" svg:stroke-width="0.00278in" svg:stroke-color="#990033" svg:stroke-opacity="100%" draw:stroke-linejoin="round"/>
    </style:style>
    <style:style style:family="graphic" style:name="a102">
      <style:graphic-properties draw:fill="none" draw:stroke="solid" svg:stroke-width="0.00764in" svg:stroke-color="#990033" svg:stroke-opacity="100%" draw:stroke-linejoin="round"/>
    </style:style>
    <style:style style:family="graphic" style:name="a103">
      <style:graphic-properties draw:fill="none" draw:stroke="solid" svg:stroke-width="0.00764in" svg:stroke-color="#990033" svg:stroke-opacity="100%" draw:stroke-linejoin="round"/>
    </style:style>
    <style:style style:family="graphic" style:name="a4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5">
      <style:graphic-properties draw:fill="none" draw:stroke="solid" svg:stroke-width="0.00278in" svg:stroke-color="#990033" svg:stroke-opacity="100%" draw:stroke-linejoin="round"/>
    </style:style>
    <style:style style:family="graphic" style:name="a42">
      <style:graphic-properties draw:fill="none" draw:stroke="dash" draw:stroke-dash="a41" svg:stroke-width="0in" svg:stroke-color="#000000" svg:stroke-opacity="100%" draw:stroke-linejoin="round"/>
    </style:style>
    <style:style style:family="graphic" style:name="a106">
      <style:graphic-properties draw:fill="none" draw:stroke="solid" svg:stroke-width="0.00764in" svg:stroke-color="#990033" svg:stroke-opacity="100%" draw:stroke-linejoin="round"/>
    </style:style>
    <style:style style:family="graphic" style:name="a43">
      <style:graphic-properties draw:fill="solid" draw:fill-color="#ffffff" draw:opacity="100%" draw:stroke="solid" svg:stroke-width="0.00278in" svg:stroke-color="#990033" svg:stroke-opacity="100%" draw:stroke-linejoin="miter"/>
    </style:style>
    <style:style style:family="graphic" style:name="a107">
      <style:graphic-properties draw:fill="none" draw:stroke="solid" svg:stroke-width="0.00764in" svg:stroke-color="#990033" svg:stroke-opacity="100%" draw:stroke-linejoin="round"/>
    </style:style>
    <style:style style:family="graphic" style:name="a44">
      <style:graphic-properties draw:fill="solid" draw:fill-color="#ffffff" draw:opacity="100%" draw:stroke="solid" svg:stroke-width="0.00278in" svg:stroke-color="#990033" svg:stroke-opacity="100%" draw:stroke-linejoin="miter"/>
    </style:style>
    <style:style style:family="graphic" style:name="a1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5">
      <style:graphic-properties draw:fill="solid" draw:fill-color="#ffffcc" draw:opacity="100%" draw:stroke="solid" svg:stroke-width="0.00278in" svg:stroke-color="#990033" svg:stroke-opacity="100%" draw:stroke-linejoin="miter"/>
    </style:style>
    <style:style style:family="graphic" style:name="a109">
      <style:graphic-properties draw:fill="none" draw:stroke="solid" svg:stroke-width="0.00278in" svg:stroke-color="#990033" svg:stroke-opacity="100%" draw:stroke-linejoin="round"/>
    </style:style>
    <style:style style:family="graphic" style:name="a4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7">
      <style:graphic-properties draw:fill="none" draw:stroke="solid" svg:stroke-width="0.00278in" svg:stroke-color="#990033" svg:stroke-opacity="100%" draw:stroke-linejoin="round"/>
    </style:style>
    <style:style style:family="graphic" style:name="a48">
      <style:graphic-properties draw:fill="none" draw:stroke="solid" svg:stroke-width="0.00278in" svg:stroke-color="#990033" svg:stroke-opacity="100%" draw:stroke-linejoin="round"/>
    </style:style>
    <style:style style:family="graphic" style:name="a110">
      <style:graphic-properties draw:fill="none" draw:stroke="solid" svg:stroke-width="0.00278in" svg:stroke-color="#990033" svg:stroke-opacity="100%" draw:stroke-linejoin="round"/>
    </style:style>
    <style:style style:family="graphic" style:name="a111">
      <style:graphic-properties draw:fill="none" draw:stroke="solid" svg:stroke-width="0.00278in" svg:stroke-color="#990033" svg:stroke-opacity="100%" draw:stroke-linejoin="round"/>
    </style:style>
    <style:style style:family="graphic" style:name="a112">
      <style:graphic-properties draw:fill="none" draw:stroke="solid" svg:stroke-width="0.00764in" svg:stroke-color="#990033" svg:stroke-opacity="100%" draw:stroke-linejoin="round"/>
    </style:style>
    <style:style style:family="graphic" style:name="a113">
      <style:graphic-properties draw:fill="none" draw:stroke="solid" svg:stroke-width="0.00764in" svg:stroke-color="#990033" svg:stroke-opacity="100%" draw:stroke-linejoin="round"/>
    </style:style>
    <style:style style:family="graphic" style:name="a50">
      <style:graphic-properties draw:fill="none" draw:stroke="dash" draw:stroke-dash="a49" svg:stroke-width="0in" svg:stroke-color="#000000" svg:stroke-opacity="100%" draw:stroke-linejoin="round"/>
    </style:style>
    <style:style style:family="graphic" style:name="a11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1">
      <style:graphic-properties draw:fill="solid" draw:fill-color="#ffffff" draw:opacity="100%" draw:stroke="solid" svg:stroke-width="0.00278in" svg:stroke-color="#990033" svg:stroke-opacity="100%" draw:stroke-linejoin="miter"/>
    </style:style>
    <style:style style:family="graphic" style:name="a115">
      <style:graphic-properties draw:fill="none" draw:stroke="solid" svg:stroke-width="0.00278in" svg:stroke-color="#990033" svg:stroke-opacity="100%" draw:stroke-linejoin="round"/>
    </style:style>
    <style:style style:family="graphic" style:name="a5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6">
      <style:graphic-properties draw:fill="none" draw:stroke="solid" svg:stroke-width="0.00764in" svg:stroke-color="#990033" svg:stroke-opacity="100%" draw:stroke-linejoin="round"/>
    </style:style>
    <style:style style:family="graphic" style:name="a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7">
      <style:graphic-properties draw:fill="none" draw:stroke="solid" svg:stroke-width="0.00764in" svg:stroke-color="#990033" svg:stroke-opacity="100%" draw:stroke-linejoin="round"/>
    </style:style>
    <style:style style:family="graphic" style:name="a5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9">
      <style:graphic-properties draw:fill="none" draw:stroke="solid" svg:stroke-width="0.00278in" svg:stroke-color="#990033" svg:stroke-opacity="100%" draw:stroke-linejoin="round"/>
    </style:style>
    <style:style style:family="graphic" style:name="a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5"><draw:g draw:name="Canvas 1" draw:id="id112" draw:style-name="a120" text:anchor-type="as-char"><svg:title/><svg:desc/><draw:custom-shape svg:x="3.77708in" svg:y="0.59225in" svg:width="0.73958in" svg:height="0.28611in" draw:id="id0" draw:style-name="a0" draw:name="Rectangle 4"><svg:title/><svg:desc/><draw:enhanced-geometry draw:type="non-primitive" svg:viewBox="0 0 21600 21600" draw:enhanced-path="M 0 0 L 21600 0 21600 21600 0 21600 Z N"/></draw:custom-shape><draw:custom-shape svg:x="3.93403in" svg:y="0.61448in" svg:width="0.45972in" svg:height="0.26736in" draw:id="id1" draw:style-name="a1" draw:name="Rectangle 5"><svg:title/><svg:desc/><text:p text:style-name="Normal"><text:span text:style-name="T6">Login form</text:span></text:p><draw:enhanced-geometry draw:type="non-primitive" svg:viewBox="0 0 21600 21600" draw:enhanced-path="M 0 0 L 21600 0 21600 21600 0 21600 Z N"/></draw:custom-shape><draw:connector draw:type="line" svg:x1="4.07569in" svg:y1="5.4735in" svg:x2="4.22569in" svg:y2="5.6235in" draw:id="id2" draw:style-name="a2" draw:name="Line 6"><svg:title/><svg:desc/></draw:connector><draw:connector draw:type="line" svg:x1="4.07569in" svg:y1="5.6235in" svg:x2="4.22569in" svg:y2="5.4735in" draw:id="id3" draw:style-name="a3" draw:name="Line 7"><svg:title/><svg:desc/></draw:connector><draw:connector draw:type="line" svg:x1="4.15069in" svg:y1="0.88878in" svg:x2="4.15139in" svg:y2="5.5735in" draw:id="id4" draw:style-name="a5" draw:name="Line 8"><svg:title/><svg:desc/></draw:connector><draw:custom-shape svg:x="4.11319in" svg:y="1.90545in" svg:width="0.06736in" svg:height="0.14167in" draw:id="id5" draw:style-name="a6" draw:name="Rectangle 9"><svg:title/><svg:desc/><draw:enhanced-geometry draw:type="non-primitive" svg:viewBox="0 0 21600 21600" draw:enhanced-path="M 0 0 L 21600 0 21600 21600 0 21600 Z N"/></draw:custom-shape><draw:custom-shape svg:x="4.11319in" svg:y="2.69295in" svg:width="0.06736in" svg:height="0.14167in" draw:id="id6" draw:style-name="a7" draw:name="Rectangle 10"><svg:title/><svg:desc/><draw:enhanced-geometry draw:type="non-primitive" svg:viewBox="0 0 21600 21600" draw:enhanced-path="M 0 0 L 21600 0 21600 21600 0 21600 Z N"/></draw:custom-shape><draw:custom-shape svg:x="4.11319in" svg:y="3.8492in" svg:width="0.06736in" svg:height="0.14167in" draw:id="id7" draw:style-name="a8" draw:name="Rectangle 11"><svg:title/><svg:desc/><draw:enhanced-geometry draw:type="non-primitive" svg:viewBox="0 0 21600 21600" draw:enhanced-path="M 0 0 L 21600 0 21600 21600 0 21600 Z N"/></draw:custom-shape><draw:custom-shape svg:x="4.11319in" svg:y="4.76587in" svg:width="0.06736in" svg:height="0.14236in" draw:id="id8" draw:style-name="a9" draw:name="Rectangle 12"><svg:title/><svg:desc/><draw:enhanced-geometry draw:type="non-primitive" svg:viewBox="0 0 21600 21600" draw:enhanced-path="M 0 0 L 21600 0 21600 21600 0 21600 Z N"/></draw:custom-shape><draw:g draw:name="Group 13" draw:id="id13"><svg:title/><svg:desc/><draw:custom-shape svg:x="1.81944in" svg:y="0.2985in" svg:width="0.12153in" svg:height="0.12153in" draw:id="id9" draw:style-name="a10" draw:name="Oval 14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1.87778in" svg:y1="0.41934in" svg:x2="1.87847in" svg:y2="0.53392in" draw:id="id10" draw:style-name="a11" draw:name="Line 15"><svg:title/><svg:desc/></draw:connector><draw:connector draw:type="line" svg:x1="1.78056in" svg:y1="0.45128in" svg:x2="1.975in" svg:y2="0.45198in" draw:id="id11" draw:style-name="a12" draw:name="Line 16"><svg:title/><svg:desc/></draw:connector><draw:custom-shape svg:x="1.74306in" svg:y="0.53392in" svg:width="0.26875in" svg:height="0.13403in" draw:id="id12" draw:style-name="a13" draw:name="Freeform 17"><svg:title/><svg:desc/><draw:enhanced-geometry draw:type="non-primitive" svg:viewBox="0 0 108 54" draw:enhanced-path="M 0 54 L 54 0 108 54 N" draw:text-areas="?f18 ?f20 ?f19 ?f21" draw:glue-points="?f13 ?f14 ?f15 ?f16 ?f17 ?f14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8"/><draw:equation draw:name="f7" draw:formula="?f4 / 54"/><draw:equation draw:name="f8" draw:formula="0 * ?f5 / 108"/><draw:equation draw:name="f9" draw:formula="54 * ?f4 / 54"/><draw:equation draw:name="f10" draw:formula="54 * ?f5 / 108"/><draw:equation draw:name="f11" draw:formula="0 * ?f4 / 54"/><draw:equation draw:name="f12" draw:formula="108 * ?f5 / 108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custom-shape svg:x="1.58333in" svg:y="0.67698in" svg:width="0.4in" svg:height="0.26736in" draw:id="id14" draw:style-name="a14" draw:name="Rectangle 18"><svg:title/><svg:desc/><text:p text:style-name="Normal"><text:span text:style-name="T7">customer</text:span></text:p><draw:enhanced-geometry draw:type="non-primitive" svg:viewBox="0 0 21600 21600" draw:enhanced-path="M 0 0 L 21600 0 21600 21600 0 21600 Z N"/></draw:custom-shape><draw:connector draw:type="line" svg:x1="1.84028in" svg:y1="0.88878in" svg:x2="1.84097in" svg:y2="4.13809in" draw:id="id15" draw:style-name="a16" draw:name="Line 19"><svg:title/><svg:desc/></draw:connector><draw:custom-shape svg:x="1.80417in" svg:y="1.25892in" svg:width="0.06458in" svg:height="0.28889in" draw:id="id16" draw:style-name="a17" draw:name="Rectangle 20"><svg:title/><svg:desc/><draw:enhanced-geometry draw:type="non-primitive" svg:viewBox="0 0 21600 21600" draw:enhanced-path="M 0 0 L 21600 0 21600 21600 0 21600 Z N"/></draw:custom-shape><draw:custom-shape svg:x="1.80417in" svg:y="2.05614in" svg:width="0.06458in" svg:height="0.13958in" draw:id="id17" draw:style-name="a18" draw:name="Rectangle 21"><svg:title/><svg:desc/><draw:enhanced-geometry draw:type="non-primitive" svg:viewBox="0 0 21600 21600" draw:enhanced-path="M 0 0 L 21600 0 21600 21600 0 21600 Z N"/></draw:custom-shape><draw:custom-shape svg:x="1.80417in" svg:y="2.69434in" svg:width="0.06458in" svg:height="0.28819in" draw:id="id18" draw:style-name="a19" draw:name="Rectangle 22"><svg:title/><svg:desc/><draw:enhanced-geometry draw:type="non-primitive" svg:viewBox="0 0 21600 21600" draw:enhanced-path="M 0 0 L 21600 0 21600 21600 0 21600 Z N"/></draw:custom-shape><draw:custom-shape svg:x="1.80417in" svg:y="3.25198in" svg:width="0.06458in" svg:height="0.55833in" draw:id="id19" draw:style-name="a20" draw:name="Rectangle 23"><svg:title/><svg:desc/><draw:enhanced-geometry draw:type="non-primitive" svg:viewBox="0 0 21600 21600" draw:enhanced-path="M 0 0 L 21600 0 21600 21600 0 21600 Z N"/></draw:custom-shape><draw:custom-shape svg:x="2.18472in" svg:y="0.59364in" svg:width="0.73681in" svg:height="0.28333in" draw:id="id20" draw:style-name="a21" draw:name="Rectangle 24"><svg:title/><svg:desc/><draw:enhanced-geometry draw:type="non-primitive" svg:viewBox="0 0 21600 21600" draw:enhanced-path="M 0 0 L 21600 0 21600 21600 0 21600 Z N"/></draw:custom-shape><draw:custom-shape svg:x="2.43264in" svg:y="0.61448in" svg:width="0.21111in" svg:height="0.26736in" draw:id="id21" draw:style-name="a22" draw:name="Rectangle 25"><svg:title/><svg:desc/><text:p text:style-name="Normal"><text:span text:style-name="T8">Main<text:s/></text:span></text:p><draw:enhanced-geometry draw:type="non-primitive" svg:viewBox="0 0 21600 21600" draw:enhanced-path="M 0 0 L 21600 0 21600 21600 0 21600 Z N"/></draw:custom-shape><draw:custom-shape svg:x="2.31528in" svg:y="0.73878in" svg:width="0.34583in" svg:height="0.26736in" draw:id="id22" draw:style-name="a23" draw:name="Rectangle 26"><svg:title/><svg:desc/><text:p text:style-name="Normal"><text:span text:style-name="T9">Window<text:s/></text:span></text:p><draw:enhanced-geometry draw:type="non-primitive" svg:viewBox="0 0 21600 21600" draw:enhanced-path="M 0 0 L 21600 0 21600 21600 0 21600 Z N"/></draw:custom-shape><draw:connector draw:type="line" svg:x1="2.48264in" svg:y1="3.71934in" svg:x2="2.63194in" svg:y2="3.86864in" draw:id="id23" draw:style-name="a24" draw:name="Line 27"><svg:title/><svg:desc/></draw:connector><draw:connector draw:type="line" svg:x1="2.48264in" svg:y1="3.86864in" svg:x2="2.63194in" svg:y2="3.71934in" draw:id="id24" draw:style-name="a25" draw:name="Line 28"><svg:title/><svg:desc/></draw:connector><draw:connector draw:type="line" svg:x1="2.55694in" svg:y1="0.88878in" svg:x2="2.55764in" svg:y2="3.81934in" draw:id="id25" draw:style-name="a27" draw:name="Line 29"><svg:title/><svg:desc/></draw:connector><draw:custom-shape svg:x="2.52083in" svg:y="1.25892in" svg:width="0.06458in" svg:height="0.13889in" draw:id="id26" draw:style-name="a28" draw:name="Rectangle 30"><svg:title/><svg:desc/><draw:enhanced-geometry draw:type="non-primitive" svg:viewBox="0 0 21600 21600" draw:enhanced-path="M 0 0 L 21600 0 21600 21600 0 21600 Z N"/></draw:custom-shape><draw:custom-shape svg:x="2.52083in" svg:y="1.53809in" svg:width="0.06458in" svg:height="0.28819in" draw:id="id27" draw:style-name="a29" draw:name="Rectangle 31"><svg:title/><svg:desc/><draw:enhanced-geometry draw:type="non-primitive" svg:viewBox="0 0 21600 21600" draw:enhanced-path="M 0 0 L 21600 0 21600 21600 0 21600 Z N"/></draw:custom-shape><draw:custom-shape svg:x="4.53819in" svg:y="0.59364in" svg:width="0.81111in" svg:height="0.28333in" draw:id="id28" draw:style-name="a30" draw:name="Rectangle 32"><svg:title/><svg:desc/><draw:enhanced-geometry draw:type="non-primitive" svg:viewBox="0 0 21600 21600" draw:enhanced-path="M 0 0 L 21600 0 21600 21600 0 21600 Z N"/></draw:custom-shape><draw:custom-shape svg:x="4.62153in" svg:y="0.61448in" svg:width="0.66528in" svg:height="0.26736in" draw:id="id29" draw:style-name="a31" draw:name="Rectangle 33"><svg:title/><svg:desc/><text:p text:style-name="Normal"><text:span text:style-name="T10">Login controller</text:span></text:p><draw:enhanced-geometry draw:type="non-primitive" svg:viewBox="0 0 21600 21600" draw:enhanced-path="M 0 0 L 21600 0 21600 21600 0 21600 Z N"/></draw:custom-shape><draw:connector draw:type="line" svg:x1="4.87292in" svg:y1="5.11517in" svg:x2="5.02222in" svg:y2="5.26448in" draw:id="id30" draw:style-name="a32" draw:name="Line 34"><svg:title/><svg:desc/></draw:connector><draw:connector draw:type="line" svg:x1="4.87292in" svg:y1="5.26448in" svg:x2="5.02222in" svg:y2="5.11517in" draw:id="id31" draw:style-name="a33" draw:name="Line 35"><svg:title/><svg:desc/></draw:connector><draw:connector draw:type="line" svg:x1="4.94722in" svg:y1="0.88878in" svg:x2="4.94792in" svg:y2="5.21448in" draw:id="id32" draw:style-name="a35" draw:name="Line 36"><svg:title/><svg:desc/></draw:connector><draw:custom-shape svg:x="4.91181in" svg:y="3.25198in" svg:width="0.06389in" svg:height="0.40903in" draw:id="id33" draw:style-name="a36" draw:name="Rectangle 37"><svg:title/><svg:desc/><draw:enhanced-geometry draw:type="non-primitive" svg:viewBox="0 0 21600 21600" draw:enhanced-path="M 0 0 L 21600 0 21600 21600 0 21600 Z N"/></draw:custom-shape><draw:custom-shape svg:x="4.91181in" svg:y="3.70059in" svg:width="0.06389in" svg:height="0.13958in" draw:id="id34" draw:style-name="a37" draw:name="Rectangle 38"><svg:title/><svg:desc/><draw:enhanced-geometry draw:type="non-primitive" svg:viewBox="0 0 21600 21600" draw:enhanced-path="M 0 0 L 21600 0 21600 21600 0 21600 Z N"/></draw:custom-shape><draw:custom-shape svg:x="4.91181in" svg:y="4.16934in" svg:width="0.06389in" svg:height="0.51806in" draw:id="id35" draw:style-name="a38" draw:name="Rectangle 39"><svg:title/><svg:desc/><draw:enhanced-geometry draw:type="non-primitive" svg:viewBox="0 0 21600 21600" draw:enhanced-path="M 0 0 L 21600 0 21600 21600 0 21600 Z N"/></draw:custom-shape><draw:custom-shape svg:x="5.37222in" svg:y="0.59364in" svg:width="0.73681in" svg:height="0.28333in" draw:id="id36" draw:style-name="a39" draw:name="Rectangle 40"><svg:title/><svg:desc/><draw:enhanced-geometry draw:type="non-primitive" svg:viewBox="0 0 21600 21600" draw:enhanced-path="M 0 0 L 21600 0 21600 21600 0 21600 Z N"/></draw:custom-shape><draw:custom-shape svg:x="5.5375in" svg:y="0.61448in" svg:width="0.41667in" svg:height="0.26736in" draw:id="id37" draw:style-name="a40" draw:name="Rectangle 41"><svg:title/><svg:desc/><text:p text:style-name="Normal"><text:span text:style-name="T11">Database</text:span></text:p><draw:enhanced-geometry draw:type="non-primitive" svg:viewBox="0 0 21600 21600" draw:enhanced-path="M 0 0 L 21600 0 21600 21600 0 21600 Z N"/></draw:custom-shape><draw:connector draw:type="line" svg:x1="5.74444in" svg:y1="0.88878in" svg:x2="5.74514in" svg:y2="5.45406in" draw:id="id38" draw:style-name="a42" draw:name="Line 42"><svg:title/><svg:desc/></draw:connector><draw:custom-shape svg:x="5.70833in" svg:y="4.16934in" svg:width="0.06458in" svg:height="0.36875in" draw:id="id39" draw:style-name="a43" draw:name="Rectangle 43"><svg:title/><svg:desc/><draw:enhanced-geometry draw:type="non-primitive" svg:viewBox="0 0 21600 21600" draw:enhanced-path="M 0 0 L 21600 0 21600 21600 0 21600 Z N"/></draw:custom-shape><draw:custom-shape svg:x="5.70833in" svg:y="4.61795in" svg:width="0.06458in" svg:height="0.13889in" draw:id="id40" draw:style-name="a44" draw:name="Rectangle 44"><svg:title/><svg:desc/><draw:enhanced-geometry draw:type="non-primitive" svg:viewBox="0 0 21600 21600" draw:enhanced-path="M 0 0 L 21600 0 21600 21600 0 21600 Z N"/></draw:custom-shape><draw:custom-shape svg:x="2.94444in" svg:y="0.59364in" svg:width="0.81111in" svg:height="0.28333in" draw:id="id41" draw:style-name="a45" draw:name="Rectangle 45"><svg:title/><svg:desc/><draw:enhanced-geometry draw:type="non-primitive" svg:viewBox="0 0 21600 21600" draw:enhanced-path="M 0 0 L 21600 0 21600 21600 0 21600 Z N"/></draw:custom-shape><draw:custom-shape svg:x="3.15486in" svg:y="0.61448in" svg:width="0.41111in" svg:height="0.26736in" draw:id="id42" draw:style-name="a46" draw:name="Rectangle 46"><svg:title/><svg:desc/><text:p text:style-name="Normal"><text:span text:style-name="T12">Login link</text:span></text:p><draw:enhanced-geometry draw:type="non-primitive" svg:viewBox="0 0 21600 21600" draw:enhanced-path="M 0 0 L 21600 0 21600 21600 0 21600 Z N"/></draw:custom-shape><draw:connector draw:type="line" svg:x1="3.27917in" svg:y1="3.68462in" svg:x2="3.42847in" svg:y2="3.83392in" draw:id="id43" draw:style-name="a47" draw:name="Line 47"><svg:title/><svg:desc/></draw:connector><draw:connector draw:type="line" svg:x1="3.27917in" svg:y1="3.83392in" svg:x2="3.42847in" svg:y2="3.68462in" draw:id="id44" draw:style-name="a48" draw:name="Line 48"><svg:title/><svg:desc/></draw:connector><draw:connector draw:type="line" svg:x1="3.35417in" svg:y1="0.88878in" svg:x2="3.35486in" svg:y2="3.78392in" draw:id="id45" draw:style-name="a50" draw:name="Line 49"><svg:title/><svg:desc/></draw:connector><draw:custom-shape svg:x="3.31806in" svg:y="1.53809in" svg:width="0.06458in" svg:height="0.13889in" draw:id="id46" draw:style-name="a51" draw:name="Rectangle 50"><svg:title/><svg:desc/><draw:enhanced-geometry draw:type="non-primitive" svg:viewBox="0 0 21600 21600" draw:enhanced-path="M 0 0 L 21600 0 21600 21600 0 21600 Z N"/></draw:custom-shape><draw:custom-shape svg:x="0.54028in" svg:y="0.8735in" svg:width="0.08958in" svg:height="0.35347in" draw:id="id47" draw:style-name="a52" draw:name="Rectangle 51"><svg:title/><svg:desc/><text:p text:style-name="Normal"/><draw:enhanced-geometry draw:type="non-primitive" svg:viewBox="0 0 21600 21600" draw:enhanced-path="M 0 0 L 21600 0 21600 21600 0 21600 Z N"/></draw:custom-shape><draw:custom-shape svg:x="0.32361in" svg:y="1.16031in" svg:width="0.08958in" svg:height="0.35347in" draw:id="id48" draw:style-name="a53" draw:name="Rectangle 52"><svg:title/><svg:desc/><text:p text:style-name="Normal"/><draw:enhanced-geometry draw:type="non-primitive" svg:viewBox="0 0 21600 21600" draw:enhanced-path="M 0 0 L 21600 0 21600 21600 0 21600 Z N"/></draw:custom-shape><draw:custom-shape svg:x="0.32361in" svg:y="1.28462in" svg:width="0.08958in" svg:height="0.35347in" draw:id="id49" draw:style-name="a54" draw:name="Rectangle 53"><svg:title/><svg:desc/><text:p text:style-name="Normal"/><draw:enhanced-geometry draw:type="non-primitive" svg:viewBox="0 0 21600 21600" draw:enhanced-path="M 0 0 L 21600 0 21600 21600 0 21600 Z N"/></draw:custom-shape><draw:custom-shape svg:x="0.32361in" svg:y="1.40962in" svg:width="0.08958in" svg:height="0.35347in" draw:id="id50" draw:style-name="a55" draw:name="Rectangle 54"><svg:title/><svg:desc/><text:p text:style-name="Normal"/><draw:enhanced-geometry draw:type="non-primitive" svg:viewBox="0 0 21600 21600" draw:enhanced-path="M 0 0 L 21600 0 21600 21600 0 21600 Z N"/></draw:custom-shape><draw:custom-shape svg:x="0.32361in" svg:y="1.53392in" svg:width="0.08958in" svg:height="0.35347in" draw:id="id51" draw:style-name="a56" draw:name="Rectangle 55"><svg:title/><svg:desc/><text:p text:style-name="Normal"/><draw:enhanced-geometry draw:type="non-primitive" svg:viewBox="0 0 21600 21600" draw:enhanced-path="M 0 0 L 21600 0 21600 21600 0 21600 Z N"/></draw:custom-shape><draw:custom-shape svg:x="0.32361in" svg:y="1.65823in" svg:width="0.08958in" svg:height="0.35347in" draw:id="id52" draw:style-name="a57" draw:name="Rectangle 56"><svg:title/><svg:desc/><text:p text:style-name="Normal"/><draw:enhanced-geometry draw:type="non-primitive" svg:viewBox="0 0 21600 21600" draw:enhanced-path="M 0 0 L 21600 0 21600 21600 0 21600 Z N"/></draw:custom-shape><draw:custom-shape svg:x="0.32361in" svg:y="1.78323in" svg:width="0.08958in" svg:height="0.35347in" draw:id="id53" draw:style-name="a58" draw:name="Rectangle 57"><svg:title/><svg:desc/><text:p text:style-name="Normal"/><draw:enhanced-geometry draw:type="non-primitive" svg:viewBox="0 0 21600 21600" draw:enhanced-path="M 0 0 L 21600 0 21600 21600 0 21600 Z N"/></draw:custom-shape><draw:custom-shape svg:x="0.32361in" svg:y="2.03253in" svg:width="0.08958in" svg:height="0.35347in" draw:id="id54" draw:style-name="a59" draw:name="Rectangle 58"><svg:title/><svg:desc/><text:p text:style-name="Normal"/><draw:enhanced-geometry draw:type="non-primitive" svg:viewBox="0 0 21600 21600" draw:enhanced-path="M 0 0 L 21600 0 21600 21600 0 21600 Z N"/></draw:custom-shape><draw:custom-shape svg:x="0.32361in" svg:y="2.15684in" svg:width="0.02708in" svg:height="0.26736in" draw:id="id55" draw:style-name="a60" draw:name="Rectangle 59"><svg:title/><svg:desc/><text:p text:style-name="Normal"><text:span text:style-name="T13">.</text:span></text:p><draw:enhanced-geometry draw:type="non-primitive" svg:viewBox="0 0 21600 21600" draw:enhanced-path="M 0 0 L 21600 0 21600 21600 0 21600 Z N"/></draw:custom-shape><draw:custom-shape svg:x="0.32361in" svg:y="2.28184in" svg:width="0.08958in" svg:height="0.35347in" draw:id="id56" draw:style-name="a61" draw:name="Rectangle 60"><svg:title/><svg:desc/><text:p text:style-name="Normal"/><draw:enhanced-geometry draw:type="non-primitive" svg:viewBox="0 0 21600 21600" draw:enhanced-path="M 0 0 L 21600 0 21600 21600 0 21600 Z N"/></draw:custom-shape><draw:custom-shape svg:x="0.32361in" svg:y="2.40614in" svg:width="0.08958in" svg:height="0.35347in" draw:id="id57" draw:style-name="a62" draw:name="Rectangle 61"><svg:title/><svg:desc/><text:p text:style-name="Normal"/><draw:enhanced-geometry draw:type="non-primitive" svg:viewBox="0 0 21600 21600" draw:enhanced-path="M 0 0 L 21600 0 21600 21600 0 21600 Z N"/></draw:custom-shape><draw:custom-shape svg:x="0.32361in" svg:y="2.53045in" svg:width="0.08958in" svg:height="0.35347in" draw:id="id58" draw:style-name="a63" draw:name="Rectangle 62"><svg:title/><svg:desc/><text:p text:style-name="Normal"/><draw:enhanced-geometry draw:type="non-primitive" svg:viewBox="0 0 21600 21600" draw:enhanced-path="M 0 0 L 21600 0 21600 21600 0 21600 Z N"/></draw:custom-shape><draw:custom-shape svg:x="0.32361in" svg:y="2.65545in" svg:width="0.02708in" svg:height="0.26736in" draw:id="id59" draw:style-name="a64" draw:name="Rectangle 63"><svg:title/><svg:desc/><text:p text:style-name="Normal"><text:span text:style-name="T14">.</text:span></text:p><draw:enhanced-geometry draw:type="non-primitive" svg:viewBox="0 0 21600 21600" draw:enhanced-path="M 0 0 L 21600 0 21600 21600 0 21600 Z N"/></draw:custom-shape><draw:custom-shape svg:x="0.32361in" svg:y="2.77975in" svg:width="0.08958in" svg:height="0.35347in" draw:id="id60" draw:style-name="a65" draw:name="Rectangle 64"><svg:title/><svg:desc/><text:p text:style-name="Normal"/><draw:enhanced-geometry draw:type="non-primitive" svg:viewBox="0 0 21600 21600" draw:enhanced-path="M 0 0 L 21600 0 21600 21600 0 21600 Z N"/></draw:custom-shape><draw:connector draw:type="line" svg:x1="4.07569in" svg:y1="5.4735in" svg:x2="4.22569in" svg:y2="5.6235in" draw:id="id61" draw:style-name="a66" draw:name="Line 65"><svg:title/><svg:desc/></draw:connector><draw:connector draw:type="line" svg:x1="4.07569in" svg:y1="5.6235in" svg:x2="4.22569in" svg:y2="5.4735in" draw:id="id62" draw:style-name="a67" draw:name="Line 66"><svg:title/><svg:desc/></draw:connector><draw:connector draw:type="line" svg:x1="2.48264in" svg:y1="3.71934in" svg:x2="2.63194in" svg:y2="3.86864in" draw:id="id63" draw:style-name="a68" draw:name="Line 67"><svg:title/><svg:desc/></draw:connector><draw:connector draw:type="line" svg:x1="2.48264in" svg:y1="3.86864in" svg:x2="2.63194in" svg:y2="3.71934in" draw:id="id64" draw:style-name="a69" draw:name="Line 68"><svg:title/><svg:desc/></draw:connector><draw:connector draw:type="line" svg:x1="1.87708in" svg:y1="1.25753in" svg:x2="2.51736in" svg:y2="1.25823in" draw:id="id65" draw:style-name="a70" draw:name="Line 69"><svg:title/><svg:desc/></draw:connector><draw:connector draw:type="line" svg:x1="2.51736in" svg:y1="1.25753in" svg:x2="2.42778in" svg:y2="1.29503in" draw:id="id66" draw:style-name="a71" draw:name="Line 70"><svg:title/><svg:desc/></draw:connector><draw:connector draw:type="line" svg:x1="2.51736in" svg:y1="1.25753in" svg:x2="2.42778in" svg:y2="1.22003in" draw:id="id67" draw:style-name="a72" draw:name="Line 71"><svg:title/><svg:desc/></draw:connector><draw:custom-shape svg:x="1.66319in" svg:y="1.08531in" svg:width="0.91875in" svg:height="0.26736in" draw:id="id68" draw:style-name="a73" draw:name="Rectangle 72"><svg:title/><svg:desc/><text:p text:style-name="Normal"><text:span text:style-name="T15">1: customer activates<text:s/></text:span></text:p><draw:enhanced-geometry draw:type="non-primitive" svg:viewBox="0 0 21600 21600" draw:enhanced-path="M 0 0 L 21600 0 21600 21600 0 21600 Z N"/></draw:custom-shape><draw:connector draw:type="line" svg:x1="1.87708in" svg:y1="2.69295in" svg:x2="4.11111in" svg:y2="2.69364in" draw:id="id69" draw:style-name="a74" draw:name="Line 73"><svg:title/><svg:desc/></draw:connector><draw:connector draw:type="line" svg:x1="4.11111in" svg:y1="2.69295in" svg:x2="4.02153in" svg:y2="2.72975in" draw:id="id70" draw:style-name="a75" draw:name="Line 74"><svg:title/><svg:desc/></draw:connector><draw:connector draw:type="line" svg:x1="4.11111in" svg:y1="2.69295in" svg:x2="4.02153in" svg:y2="2.65545in" draw:id="id71" draw:style-name="a76" draw:name="Line 75"><svg:title/><svg:desc/></draw:connector><draw:custom-shape svg:x="2.29306in" svg:y="2.52073in" svg:width="1.35139in" svg:height="0.26736in" draw:id="id72" draw:style-name="a77" draw:name="Rectangle 76"><svg:title/><svg:desc/><text:p text:style-name="Normal"><text:span text:style-name="T16">4. Fill user name and password<text:s/></text:span></text:p><draw:enhanced-geometry draw:type="non-primitive" svg:viewBox="0 0 21600 21600" draw:enhanced-path="M 0 0 L 21600 0 21600 21600 0 21600 Z N"/></draw:custom-shape><draw:connector draw:type="line" svg:x1="4.11111in" svg:y1="2.05475in" svg:x2="1.87986in" svg:y2="2.05545in" draw:id="id73" draw:style-name="a79" draw:name="Line 77"><svg:title/><svg:desc/></draw:connector><draw:connector draw:type="line" svg:x1="1.87986in" svg:y1="2.05475in" svg:x2="1.96944in" svg:y2="2.09225in" draw:id="id74" draw:style-name="a80" draw:name="Line 78"><svg:title/><svg:desc/></draw:connector><draw:connector draw:type="line" svg:x1="1.87986in" svg:y1="2.05475in" svg:x2="1.96944in" svg:y2="2.01725in" draw:id="id75" draw:style-name="a81" draw:name="Line 79"><svg:title/><svg:desc/></draw:connector><draw:custom-shape svg:x="2.43542in" svg:y="1.88253in" svg:width="1.04306in" svg:height="0.26736in" draw:id="id76" draw:style-name="a82" draw:name="Rectangle 80"><svg:title/><svg:desc/><text:p text:style-name="Normal"><text:span text:style-name="T17">3: Display the login form<text:s/></text:span></text:p><draw:enhanced-geometry draw:type="non-primitive" svg:viewBox="0 0 21600 21600" draw:enhanced-path="M 0 0 L 21600 0 21600 21600 0 21600 Z N"/></draw:custom-shape><draw:connector draw:type="line" svg:x1="5.70417in" svg:y1="4.76587in" svg:x2="4.19028in" svg:y2="4.76656in" draw:id="id77" draw:style-name="a84" draw:name="Line 81"><svg:title/><svg:desc/></draw:connector><draw:connector draw:type="line" svg:x1="4.19028in" svg:y1="4.76587in" svg:x2="4.27986in" svg:y2="4.80337in" draw:id="id78" draw:style-name="a85" draw:name="Line 82"><svg:title/><svg:desc/></draw:connector><draw:connector draw:type="line" svg:x1="4.19028in" svg:y1="4.76587in" svg:x2="4.27986in" svg:y2="4.72837in" draw:id="id79" draw:style-name="a86" draw:name="Line 83"><svg:title/><svg:desc/></draw:connector><draw:custom-shape svg:x="4.64097in" svg:y="4.59434in" svg:width="0.6in" svg:height="0.26736in" draw:id="id80" draw:style-name="a87" draw:name="Rectangle 84"><svg:title/><svg:desc/><text:p text:style-name="Normal"><text:span text:style-name="T18">10. Response<text:s/></text:span></text:p><draw:enhanced-geometry draw:type="non-primitive" svg:viewBox="0 0 21600 21600" draw:enhanced-path="M 0 0 L 21600 0 21600 21600 0 21600 Z N"/></draw:custom-shape><draw:connector draw:type="line" svg:x1="4.98472in" svg:y1="4.16795in" svg:x2="5.70417in" svg:y2="4.16864in" draw:id="id81" draw:style-name="a88" draw:name="Line 85"><svg:title/><svg:desc/></draw:connector><draw:connector draw:type="line" svg:x1="5.70417in" svg:y1="4.16795in" svg:x2="5.61458in" svg:y2="4.20545in" draw:id="id82" draw:style-name="a89" draw:name="Line 86"><svg:title/><svg:desc/></draw:connector><draw:connector draw:type="line" svg:x1="5.70417in" svg:y1="4.16795in" svg:x2="5.61458in" svg:y2="4.13045in" draw:id="id83" draw:style-name="a90" draw:name="Line 87"><svg:title/><svg:desc/></draw:connector><draw:custom-shape svg:x="4.92222in" svg:y="3.99573in" svg:width="0.78403in" svg:height="0.26736in" draw:id="id84" draw:style-name="a91" draw:name="Rectangle 88"><svg:title/><svg:desc/><text:p text:style-name="Normal"><text:span text:style-name="T19">8. Step 5 continue<text:s/></text:span></text:p><draw:enhanced-geometry draw:type="non-primitive" svg:viewBox="0 0 21600 21600" draw:enhanced-path="M 0 0 L 21600 0 21600 21600 0 21600 Z N"/></draw:custom-shape><draw:connector draw:type="line" svg:x1="4.87292in" svg:y1="5.11517in" svg:x2="5.02222in" svg:y2="5.26448in" draw:id="id85" draw:style-name="a92" draw:name="Line 89"><svg:title/><svg:desc/></draw:connector><draw:connector draw:type="line" svg:x1="4.87292in" svg:y1="5.26448in" svg:x2="5.02222in" svg:y2="5.11517in" draw:id="id86" draw:style-name="a93" draw:name="Line 90"><svg:title/><svg:desc/></draw:connector><draw:connector draw:type="line" svg:x1="4.90764in" svg:y1="3.8492in" svg:x2="4.19028in" svg:y2="3.84989in" draw:id="id87" draw:style-name="a95" draw:name="Line 91"><svg:title/><svg:desc/></draw:connector><draw:connector draw:type="line" svg:x1="4.19028in" svg:y1="3.8492in" svg:x2="4.27986in" svg:y2="3.8867in" draw:id="id88" draw:style-name="a96" draw:name="Line 92"><svg:title/><svg:desc/></draw:connector><draw:connector draw:type="line" svg:x1="4.19028in" svg:y1="3.8492in" svg:x2="4.27986in" svg:y2="3.8117in" draw:id="id89" draw:style-name="a97" draw:name="Line 93"><svg:title/><svg:desc/></draw:connector><draw:custom-shape svg:x="4.27986in" svg:y="3.67698in" svg:width="0.51389in" svg:height="0.26736in" draw:id="id90" draw:style-name="a98" draw:name="Rectangle 94"><svg:title/><svg:desc/><text:p text:style-name="Normal"><text:span text:style-name="T20">7. Try again<text:s/></text:span></text:p><draw:enhanced-geometry draw:type="non-primitive" svg:viewBox="0 0 21600 21600" draw:enhanced-path="M 0 0 L 21600 0 21600 21600 0 21600 Z N"/></draw:custom-shape><draw:connector draw:type="line" svg:x1="5.78403in" svg:y1="4.24781in" svg:x2="6.15764in" svg:y2="4.2485in" draw:id="id91" draw:style-name="a99" draw:name="Line 95"><svg:title/><svg:desc/></draw:connector><draw:connector draw:type="line" svg:x1="6.15764in" svg:y1="4.24781in" svg:x2="6.15833in" svg:y2="4.32212in" draw:id="id92" draw:style-name="a100" draw:name="Line 96"><svg:title/><svg:desc/></draw:connector><draw:connector draw:type="line" svg:x1="6.15764in" svg:y1="4.32212in" svg:x2="5.78681in" svg:y2="4.32281in" draw:id="id93" draw:style-name="a101" draw:name="Line 97"><svg:title/><svg:desc/></draw:connector><draw:connector draw:type="line" svg:x1="5.78681in" svg:y1="4.32212in" svg:x2="5.87639in" svg:y2="4.35962in" draw:id="id94" draw:style-name="a102" draw:name="Line 98"><svg:title/><svg:desc/></draw:connector><draw:connector draw:type="line" svg:x1="5.78681in" svg:y1="4.32212in" svg:x2="5.87639in" svg:y2="4.28531in" draw:id="id95" draw:style-name="a103" draw:name="Line 99"><svg:title/><svg:desc/></draw:connector><draw:custom-shape svg:x="5.76181in" svg:y="4.07559in" svg:width="0.38403in" svg:height="0.26736in" draw:id="id96" draw:style-name="a104" draw:name="Rectangle 100"><svg:title/><svg:desc/><text:p text:style-name="Normal"><text:span text:style-name="T21">9. Check<text:s/></text:span></text:p><draw:enhanced-geometry draw:type="non-primitive" svg:viewBox="0 0 21600 21600" draw:enhanced-path="M 0 0 L 21600 0 21600 21600 0 21600 Z N"/></draw:custom-shape><draw:connector draw:type="line" svg:x1="1.87708in" svg:y1="3.25059in" svg:x2="4.90764in" svg:y2="3.25128in" draw:id="id97" draw:style-name="a105" draw:name="Line 101"><svg:title/><svg:desc/></draw:connector><draw:connector draw:type="line" svg:x1="4.90764in" svg:y1="3.25059in" svg:x2="4.81806in" svg:y2="3.28809in" draw:id="id98" draw:style-name="a106" draw:name="Line 102"><svg:title/><svg:desc/></draw:connector><draw:connector draw:type="line" svg:x1="4.90764in" svg:y1="3.25059in" svg:x2="4.81806in" svg:y2="3.21378in" draw:id="id99" draw:style-name="a107" draw:name="Line 103"><svg:title/><svg:desc/></draw:connector><draw:custom-shape svg:x="3.16736in" svg:y="3.07906in" svg:width="0.41111in" svg:height="0.26736in" draw:id="id100" draw:style-name="a108" draw:name="Rectangle 104"><svg:title/><svg:desc/><text:p text:style-name="Normal"><text:span text:style-name="T22">5. Submit<text:s/></text:span></text:p><draw:enhanced-geometry draw:type="non-primitive" svg:viewBox="0 0 21600 21600" draw:enhanced-path="M 0 0 L 21600 0 21600 21600 0 21600 Z N"/></draw:custom-shape><draw:connector draw:type="line" svg:x1="4.9875in" svg:y1="3.37073in" svg:x2="5.36042in" svg:y2="3.37142in" draw:id="id101" draw:style-name="a109" draw:name="Line 105"><svg:title/><svg:desc/></draw:connector><draw:connector draw:type="line" svg:x1="5.36042in" svg:y1="3.37073in" svg:x2="5.36111in" svg:y2="3.44503in" draw:id="id102" draw:style-name="a110" draw:name="Line 106"><svg:title/><svg:desc/></draw:connector><draw:connector draw:type="line" svg:x1="5.36042in" svg:y1="3.44503in" svg:x2="4.98958in" svg:y2="3.44573in" draw:id="id103" draw:style-name="a111" draw:name="Line 107"><svg:title/><svg:desc/></draw:connector><draw:connector draw:type="line" svg:x1="4.98958in" svg:y1="3.44503in" svg:x2="5.07917in" svg:y2="3.48253in" draw:id="id104" draw:style-name="a112" draw:name="Line 108"><svg:title/><svg:desc/></draw:connector><draw:connector draw:type="line" svg:x1="4.98958in" svg:y1="3.44503in" svg:x2="5.07917in" svg:y2="3.40823in" draw:id="id105" draw:style-name="a113" draw:name="Line 109"><svg:title/><svg:desc/></draw:connector><draw:custom-shape svg:x="4.93264in" svg:y="3.1985in" svg:width="0.45972in" svg:height="0.26736in" draw:id="id106" draw:style-name="a114" draw:name="Rectangle 110"><svg:title/><svg:desc/><text:p text:style-name="Normal"><text:span text:style-name="T23">6. Validate<text:s/></text:span></text:p><draw:enhanced-geometry draw:type="non-primitive" svg:viewBox="0 0 21600 21600" draw:enhanced-path="M 0 0 L 21600 0 21600 21600 0 21600 Z N"/></draw:custom-shape><draw:connector draw:type="line" svg:x1="2.59444in" svg:y1="1.5367in" svg:x2="3.31389in" svg:y2="1.53739in" draw:id="id107" draw:style-name="a115" draw:name="Line 111"><svg:title/><svg:desc/></draw:connector><draw:connector draw:type="line" svg:x1="3.31389in" svg:y1="1.5367in" svg:x2="3.22431in" svg:y2="1.5735in" draw:id="id108" draw:style-name="a116" draw:name="Line 112"><svg:title/><svg:desc/></draw:connector><draw:connector draw:type="line" svg:x1="3.31389in" svg:y1="1.5367in" svg:x2="3.22431in" svg:y2="1.4992in" draw:id="id109" draw:style-name="a117" draw:name="Line 113"><svg:title/><svg:desc/></draw:connector><draw:custom-shape svg:x="2.44236in" svg:y="1.36448in" svg:width="0.94583in" svg:height="0.26736in" draw:id="id110" draw:style-name="a118" draw:name="Rectangle 114"><svg:title/><svg:desc/><text:p text:style-name="Normal"><text:span text:style-name="T24">2. Select the login link</text:span></text:p><draw:enhanced-geometry draw:type="non-primitive" svg:viewBox="0 0 21600 21600" draw:enhanced-path="M 0 0 L 21600 0 21600 21600 0 21600 Z N"/></draw:custom-shape><draw:connector draw:type="line" svg:x1="3.27917in" svg:y1="3.68462in" svg:x2="3.42847in" svg:y2="3.83392in" draw:id="id111" draw:style-name="a119" draw:name="Line 115"><svg:title/><svg:desc/></draw:connector></draw:g></text:span></text:p>
      <text:p text:style-name="Normal"><text:bookmark-start text:name="_Hlk152451773"/><text:span text:style-name="T25">Login Sequence Diagram</text:span><text:bookmark-end text:name="_Hlk152451773"/></text:p>
      <text:p text:style-name="P26"/>
      <text:p text:style-name="Normal"><text:bookmark-start text:name="_Hlk152452054"/><text:soft-page-break/><text:span text:style-name="T27"><draw:g draw:name="Canvas 4" draw:id="id228" draw:style-name="a243" text:anchor-type="as-char"><svg:title/><svg:desc/><draw:g draw:name="Group 356" draw:id="id117"><svg:title/><svg:desc/><draw:custom-shape svg:x="1.70417in" svg:y="0.36597in" svg:width="0.14444in" svg:height="0.14375in" draw:id="id113" draw:style-name="a121" draw:name="Oval 357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1.77361in" svg:y1="0.50694in" svg:x2="1.77431in" svg:y2="0.63958in" draw:id="id114" draw:style-name="a122" draw:name="Line 358"><svg:title/><svg:desc/></draw:connector><draw:connector draw:type="line" svg:x1="1.66111in" svg:y1="0.54444in" svg:x2="1.88611in" svg:y2="0.54514in" draw:id="id115" draw:style-name="a123" draw:name="Line 359"><svg:title/><svg:desc/></draw:connector><draw:custom-shape svg:x="1.61806in" svg:y="0.63958in" svg:width="0.31111in" svg:height="0.15556in" draw:id="id116" draw:style-name="a124" draw:name="Freeform 360"><svg:title/><svg:desc/><draw:enhanced-geometry draw:type="non-primitive" svg:viewBox="0 0 108 54" draw:enhanced-path="M 0 54 L 54 0 108 54 N" draw:text-areas="?f18 ?f20 ?f19 ?f21" draw:glue-points="?f13 ?f14 ?f15 ?f16 ?f17 ?f14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8"/><draw:equation draw:name="f7" draw:formula="?f4 / 54"/><draw:equation draw:name="f8" draw:formula="0 * ?f5 / 108"/><draw:equation draw:name="f9" draw:formula="54 * ?f4 / 54"/><draw:equation draw:name="f10" draw:formula="54 * ?f5 / 108"/><draw:equation draw:name="f11" draw:formula="0 * ?f4 / 54"/><draw:equation draw:name="f12" draw:formula="108 * ?f5 / 108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custom-shape svg:x="1.40417in" svg:y="0.89299in" svg:width="0.56875in" svg:height="0.28609in" draw:id="id118" draw:style-name="a125" draw:name="Rectangle 361"><svg:title/><svg:desc/><text:p text:style-name="Normal"><text:span text:style-name="T28">receptionist</text:span></text:p><draw:enhanced-geometry draw:type="non-primitive" svg:viewBox="0 0 21600 21600" draw:enhanced-path="M 0 0 L 21600 0 21600 21600 0 21600 Z N"/></draw:custom-shape><draw:connector draw:type="line" svg:x1="1.77361in" svg:y1="1.12631in" svg:x2="1.77431in" svg:y2="5.21561in" draw:id="id119" draw:style-name="a127" draw:name="Line 362"><svg:title/><svg:desc/></draw:connector><draw:custom-shape svg:x="1.73056in" svg:y="1.65405in" svg:width="0.07778in" svg:height="0.33678in" draw:id="id120" draw:style-name="a128" draw:name="Rectangle 363"><svg:title/><svg:desc/><draw:enhanced-geometry draw:type="non-primitive" svg:viewBox="0 0 21600 21600" draw:enhanced-path="M 0 0 L 21600 0 21600 21600 0 21600 Z N"/></draw:custom-shape><draw:custom-shape svg:x="1.73056in" svg:y="2.29915in" svg:width="0.07778in" svg:height="0.16457in" draw:id="id121" draw:style-name="a129" draw:name="Rectangle 364"><svg:title/><svg:desc/><draw:enhanced-geometry draw:type="non-primitive" svg:viewBox="0 0 21600 21600" draw:enhanced-path="M 0 0 L 21600 0 21600 21600 0 21600 Z N"/></draw:custom-shape><draw:custom-shape svg:x="1.73056in" svg:y="3.22131in" svg:width="0.07778in" svg:height="0.33748in" draw:id="id122" draw:style-name="a130" draw:name="Rectangle 365"><svg:title/><svg:desc/><draw:enhanced-geometry draw:type="non-primitive" svg:viewBox="0 0 21600 21600" draw:enhanced-path="M 0 0 L 21600 0 21600 21600 0 21600 Z N"/></draw:custom-shape><draw:custom-shape svg:x="1.73056in" svg:y="3.8671in" svg:width="0.07778in" svg:height="0.64787in" draw:id="id123" draw:style-name="a131" draw:name="Rectangle 366"><svg:title/><svg:desc/><draw:enhanced-geometry draw:type="non-primitive" svg:viewBox="0 0 21600 21600" draw:enhanced-path="M 0 0 L 21600 0 21600 21600 0 21600 Z N"/></draw:custom-shape><draw:custom-shape svg:x="2.26667in" svg:y="0.93952in" svg:width="0.94306in" svg:height="0.31387in" draw:id="id124" draw:style-name="a132" draw:name="Rectangle 367"><svg:title/><svg:desc/><draw:enhanced-geometry draw:type="non-primitive" svg:viewBox="0 0 21600 21600" draw:enhanced-path="M 0 0 L 21600 0 21600 21600 0 21600 Z N"/></draw:custom-shape><draw:custom-shape svg:x="2.47153in" svg:y="0.96521in" svg:width="0.5375in" svg:height="0.28609in" draw:id="id125" draw:style-name="a133" draw:name="Rectangle 368"><svg:title/><svg:desc/><text:p text:style-name="Normal"><text:span text:style-name="T29">update link</text:span></text:p><draw:enhanced-geometry draw:type="non-primitive" svg:viewBox="0 0 21600 21600" draw:enhanced-path="M 0 0 L 21600 0 21600 21600 0 21600 Z N"/></draw:custom-shape><draw:connector draw:type="line" svg:x1="2.65625in" svg:y1="4.31637in" svg:x2="2.82917in" svg:y2="4.48927in" draw:id="id126" draw:style-name="a134" draw:name="Line 369"><svg:title/><svg:desc/></draw:connector><draw:connector draw:type="line" svg:x1="2.65625in" svg:y1="4.48927in" svg:x2="2.82917in" svg:y2="4.31637in" draw:id="id127" draw:style-name="a135" draw:name="Line 370"><svg:title/><svg:desc/></draw:connector><draw:connector draw:type="line" svg:x1="2.74236in" svg:y1="1.26519in" svg:x2="2.74306in" svg:y2="4.43164in" draw:id="id128" draw:style-name="a137" draw:name="Line 371"><svg:title/><svg:desc/></draw:connector><draw:custom-shape svg:x="2.69931in" svg:y="1.26519in" svg:width="0.07778in" svg:height="0.16388in" draw:id="id129" draw:style-name="a138" draw:name="Rectangle 372"><svg:title/><svg:desc/><draw:enhanced-geometry draw:type="non-primitive" svg:viewBox="0 0 21600 21600" draw:enhanced-path="M 0 0 L 21600 0 21600 21600 0 21600 Z N"/></draw:custom-shape><draw:custom-shape svg:x="2.69931in" svg:y="1.65405in" svg:width="0.07778in" svg:height="0.16388in" draw:id="id130" draw:style-name="a139" draw:name="Rectangle 373"><svg:title/><svg:desc/><draw:enhanced-geometry draw:type="non-primitive" svg:viewBox="0 0 21600 21600" draw:enhanced-path="M 0 0 L 21600 0 21600 21600 0 21600 Z N"/></draw:custom-shape><draw:custom-shape svg:x="3.28194in" svg:y="0.93952in" svg:width="0.94306in" svg:height="0.31387in" draw:id="id131" draw:style-name="a140" draw:name="Rectangle 374"><svg:title/><svg:desc/><draw:enhanced-geometry draw:type="non-primitive" svg:viewBox="0 0 21600 21600" draw:enhanced-path="M 0 0 L 21600 0 21600 21600 0 21600 Z N"/></draw:custom-shape><draw:custom-shape svg:x="3.325in" svg:y="0.96521in" svg:width="0.86458in" svg:height="0.28609in" draw:id="id132" draw:style-name="a141" draw:name="Rectangle 375"><svg:title/><svg:desc/><text:p text:style-name="P30">Updateroom form<text:s/></text:p><draw:enhanced-geometry draw:type="non-primitive" svg:viewBox="0 0 21600 21600" draw:enhanced-path="M 0 0 L 21600 0 21600 21600 0 21600 Z N"/></draw:custom-shape><draw:connector draw:type="line" svg:x1="3.67083in" svg:y1="7.0884in" svg:x2="3.84375in" svg:y2="7.26131in" draw:id="id133" draw:style-name="a142" draw:name="Line 376"><svg:title/><svg:desc/></draw:connector><draw:connector draw:type="line" svg:x1="3.67083in" svg:y1="7.26131in" svg:x2="3.84375in" svg:y2="7.0884in" draw:id="id134" draw:style-name="a143" draw:name="Line 377"><svg:title/><svg:desc/></draw:connector><draw:connector draw:type="line" svg:x1="3.75764in" svg:y1="1.26519in" svg:x2="3.75833in" svg:y2="7.20367in" draw:id="id135" draw:style-name="a145" draw:name="Line 378"><svg:title/><svg:desc/></draw:connector><draw:custom-shape svg:x="3.71458in" svg:y="1.26519in" svg:width="0.07778in" svg:height="0.16388in" draw:id="id136" draw:style-name="a146" draw:name="Rectangle 379"><svg:title/><svg:desc/><draw:enhanced-geometry draw:type="non-primitive" svg:viewBox="0 0 21600 21600" draw:enhanced-path="M 0 0 L 21600 0 21600 21600 0 21600 Z N"/></draw:custom-shape><draw:custom-shape svg:x="3.71458in" svg:y="2.12624in" svg:width="0.07778in" svg:height="0.16457in" draw:id="id137" draw:style-name="a147" draw:name="Rectangle 380"><svg:title/><svg:desc/><draw:enhanced-geometry draw:type="non-primitive" svg:viewBox="0 0 21600 21600" draw:enhanced-path="M 0 0 L 21600 0 21600 21600 0 21600 Z N"/></draw:custom-shape><draw:custom-shape svg:x="3.71458in" svg:y="3.22131in" svg:width="0.07778in" svg:height="0.16457in" draw:id="id138" draw:style-name="a148" draw:name="Rectangle 381"><svg:title/><svg:desc/><draw:enhanced-geometry draw:type="non-primitive" svg:viewBox="0 0 21600 21600" draw:enhanced-path="M 0 0 L 21600 0 21600 21600 0 21600 Z N"/></draw:custom-shape><draw:custom-shape svg:x="3.71458in" svg:y="4.60454in" svg:width="0.07778in" svg:height="0.16388in" draw:id="id139" draw:style-name="a149" draw:name="Rectangle 382"><svg:title/><svg:desc/><draw:enhanced-geometry draw:type="non-primitive" svg:viewBox="0 0 21600 21600" draw:enhanced-path="M 0 0 L 21600 0 21600 21600 0 21600 Z N"/></draw:custom-shape><draw:custom-shape svg:x="3.71458in" svg:y="5.66489in" svg:width="0.07778in" svg:height="0.16388in" draw:id="id140" draw:style-name="a150" draw:name="Rectangle 383"><svg:title/><svg:desc/><draw:enhanced-geometry draw:type="non-primitive" svg:viewBox="0 0 21600 21600" draw:enhanced-path="M 0 0 L 21600 0 21600 21600 0 21600 Z N"/></draw:custom-shape><draw:custom-shape svg:x="3.71458in" svg:y="6.1718in" svg:width="0.07778in" svg:height="0.33748in" draw:id="id141" draw:style-name="a151" draw:name="Rectangle 384"><svg:title/><svg:desc/><draw:enhanced-geometry draw:type="non-primitive" svg:viewBox="0 0 21600 21600" draw:enhanced-path="M 0 0 L 21600 0 21600 21600 0 21600 Z N"/></draw:custom-shape><draw:custom-shape svg:x="4.25069in" svg:y="0.93952in" svg:width="0.94306in" svg:height="0.31387in" draw:id="id142" draw:style-name="a152" draw:name="Rectangle 385"><svg:title/><svg:desc/><draw:enhanced-geometry draw:type="non-primitive" svg:viewBox="0 0 21600 21600" draw:enhanced-path="M 0 0 L 21600 0 21600 21600 0 21600 Z N"/></draw:custom-shape><draw:custom-shape svg:x="4.31111in" svg:y="0.96521in" svg:width="0.82778in" svg:height="0.28609in" draw:id="id143" draw:style-name="a153" draw:name="Rectangle 386"><svg:title/><svg:desc/><text:p text:style-name="Normal"><text:span text:style-name="T31">update controller</text:span></text:p><draw:enhanced-geometry draw:type="non-primitive" svg:viewBox="0 0 21600 21600" draw:enhanced-path="M 0 0 L 21600 0 21600 21600 0 21600 Z N"/></draw:custom-shape><draw:connector draw:type="line" svg:x1="4.64028in" svg:y1="6.35026in" svg:x2="4.81319in" svg:y2="6.52316in" draw:id="id144" draw:style-name="a154" draw:name="Line 387"><svg:title/><svg:desc/></draw:connector><draw:connector draw:type="line" svg:x1="4.64028in" svg:y1="6.52316in" svg:x2="4.81319in" svg:y2="6.35026in" draw:id="id145" draw:style-name="a155" draw:name="Line 388"><svg:title/><svg:desc/></draw:connector><draw:connector draw:type="line" svg:x1="4.72639in" svg:y1="1.26519in" svg:x2="4.72708in" svg:y2="6.46553in" draw:id="id146" draw:style-name="a157" draw:name="Line 389"><svg:title/><svg:desc/></draw:connector><draw:custom-shape svg:x="4.68333in" svg:y="1.26519in" svg:width="0.07778in" svg:height="0.16388in" draw:id="id147" draw:style-name="a158" draw:name="Rectangle 390"><svg:title/><svg:desc/><draw:enhanced-geometry draw:type="non-primitive" svg:viewBox="0 0 21600 21600" draw:enhanced-path="M 0 0 L 21600 0 21600 21600 0 21600 Z N"/></draw:custom-shape><draw:custom-shape svg:x="4.68333in" svg:y="3.8671in" svg:width="0.07778in" svg:height="0.47497in" draw:id="id148" draw:style-name="a159" draw:name="Rectangle 391"><svg:title/><svg:desc/><draw:enhanced-geometry draw:type="non-primitive" svg:viewBox="0 0 21600 21600" draw:enhanced-path="M 0 0 L 21600 0 21600 21600 0 21600 Z N"/></draw:custom-shape><draw:custom-shape svg:x="4.68333in" svg:y="4.43164in" svg:width="0.07778in" svg:height="0.16388in" draw:id="id149" draw:style-name="a160" draw:name="Rectangle 392"><svg:title/><svg:desc/><draw:enhanced-geometry draw:type="non-primitive" svg:viewBox="0 0 21600 21600" draw:enhanced-path="M 0 0 L 21600 0 21600 21600 0 21600 Z N"/></draw:custom-shape><draw:custom-shape svg:x="4.68333in" svg:y="4.83508in" svg:width="0.07778in" svg:height="0.64787in" draw:id="id150" draw:style-name="a161" draw:name="Rectangle 393"><svg:title/><svg:desc/><draw:enhanced-geometry draw:type="non-primitive" svg:viewBox="0 0 21600 21600" draw:enhanced-path="M 0 0 L 21600 0 21600 21600 0 21600 Z N"/></draw:custom-shape><draw:custom-shape svg:x="5.21944in" svg:y="0.93952in" svg:width="0.94306in" svg:height="0.31387in" draw:id="id151" draw:style-name="a162" draw:name="Rectangle 394"><svg:title/><svg:desc/><draw:enhanced-geometry draw:type="non-primitive" svg:viewBox="0 0 21600 21600" draw:enhanced-path="M 0 0 L 21600 0 21600 21600 0 21600 Z N"/></draw:custom-shape><draw:custom-shape svg:x="5.46181in" svg:y="0.96521in" svg:width="0.45764in" svg:height="0.28609in" draw:id="id152" draw:style-name="a163" draw:name="Rectangle 395"><svg:title/><svg:desc/><text:p text:style-name="Normal"><text:span text:style-name="T32">database</text:span></text:p><draw:enhanced-geometry draw:type="non-primitive" svg:viewBox="0 0 21600 21600" draw:enhanced-path="M 0 0 L 21600 0 21600 21600 0 21600 Z N"/></draw:custom-shape><draw:connector draw:type="line" svg:x1="5.69514in" svg:y1="1.26519in" svg:x2="5.69583in" svg:y2="6.78842in" draw:id="id153" draw:style-name="a165" draw:name="Line 396"><svg:title/><svg:desc/></draw:connector><draw:custom-shape svg:x="5.65208in" svg:y="1.26519in" svg:width="0.07778in" svg:height="0.16388in" draw:id="id154" draw:style-name="a166" draw:name="Rectangle 397"><svg:title/><svg:desc/><draw:enhanced-geometry draw:type="non-primitive" svg:viewBox="0 0 21600 21600" draw:enhanced-path="M 0 0 L 21600 0 21600 21600 0 21600 Z N"/></draw:custom-shape><draw:custom-shape svg:x="5.65208in" svg:y="4.83508in" svg:width="0.07778in" svg:height="0.47497in" draw:id="id155" draw:style-name="a167" draw:name="Rectangle 398"><svg:title/><svg:desc/><draw:enhanced-geometry draw:type="non-primitive" svg:viewBox="0 0 21600 21600" draw:enhanced-path="M 0 0 L 21600 0 21600 21600 0 21600 Z N"/></draw:custom-shape><draw:custom-shape svg:x="5.65208in" svg:y="5.49198in" svg:width="0.07778in" svg:height="0.16388in" draw:id="id156" draw:style-name="a168" draw:name="Rectangle 399"><svg:title/><svg:desc/><draw:enhanced-geometry draw:type="non-primitive" svg:viewBox="0 0 21600 21600" draw:enhanced-path="M 0 0 L 21600 0 21600 21600 0 21600 Z N"/></draw:custom-shape><draw:custom-shape svg:x="5.65208in" svg:y="6.1718in" svg:width="0.07778in" svg:height="0.16457in" draw:id="id157" draw:style-name="a169" draw:name="Rectangle 400"><svg:title/><svg:desc/><draw:enhanced-geometry draw:type="non-primitive" svg:viewBox="0 0 21600 21600" draw:enhanced-path="M 0 0 L 21600 0 21600 21600 0 21600 Z N"/></draw:custom-shape><draw:custom-shape svg:x="0.39792in" svg:y="0.84716in" svg:width="0.08958in" svg:height="0.35345in" draw:id="id158" draw:style-name="a170" draw:name="Rectangle 401"><svg:title/><svg:desc/><text:p text:style-name="Normal"/><draw:enhanced-geometry draw:type="non-primitive" svg:viewBox="0 0 21600 21600" draw:enhanced-path="M 0 0 L 21600 0 21600 21600 0 21600 Z N"/></draw:custom-shape><draw:custom-shape svg:x="0.39792in" svg:y="0.98257in" svg:width="0.08958in" svg:height="0.35345in" draw:id="id159" draw:style-name="a171" draw:name="Rectangle 402"><svg:title/><svg:desc/><text:p text:style-name="Normal"/><draw:enhanced-geometry draw:type="non-primitive" svg:viewBox="0 0 21600 21600" draw:enhanced-path="M 0 0 L 21600 0 21600 21600 0 21600 Z N"/></draw:custom-shape><draw:custom-shape svg:x="0.32847in" svg:y="1.35685in" svg:width="0.08958in" svg:height="0.35345in" draw:id="id160" draw:style-name="a172" draw:name="Rectangle 403"><svg:title/><svg:desc/><text:p text:style-name="Normal"/><draw:enhanced-geometry draw:type="non-primitive" svg:viewBox="0 0 21600 21600" draw:enhanced-path="M 0 0 L 21600 0 21600 21600 0 21600 Z N"/></draw:custom-shape><draw:custom-shape svg:x="0.32847in" svg:y="1.49226in" svg:width="0.08958in" svg:height="0.35345in" draw:id="id161" draw:style-name="a173" draw:name="Rectangle 404"><svg:title/><svg:desc/><text:p text:style-name="Normal"/><draw:enhanced-geometry draw:type="non-primitive" svg:viewBox="0 0 21600 21600" draw:enhanced-path="M 0 0 L 21600 0 21600 21600 0 21600 Z N"/></draw:custom-shape><draw:custom-shape svg:x="0.32847in" svg:y="1.62767in" svg:width="0.08958in" svg:height="0.35345in" draw:id="id162" draw:style-name="a174" draw:name="Rectangle 405"><svg:title/><svg:desc/><text:p text:style-name="Normal"/><draw:enhanced-geometry draw:type="non-primitive" svg:viewBox="0 0 21600 21600" draw:enhanced-path="M 0 0 L 21600 0 21600 21600 0 21600 Z N"/></draw:custom-shape><draw:custom-shape svg:x="0.32847in" svg:y="1.76307in" svg:width="0.08958in" svg:height="0.35345in" draw:id="id163" draw:style-name="a175" draw:name="Rectangle 406"><svg:title/><svg:desc/><text:p text:style-name="Normal"/><draw:enhanced-geometry draw:type="non-primitive" svg:viewBox="0 0 21600 21600" draw:enhanced-path="M 0 0 L 21600 0 21600 21600 0 21600 Z N"/></draw:custom-shape><draw:custom-shape svg:x="0.32847in" svg:y="1.89848in" svg:width="0.08958in" svg:height="0.35345in" draw:id="id164" draw:style-name="a176" draw:name="Rectangle 407"><svg:title/><svg:desc/><text:p text:style-name="Normal"/><draw:enhanced-geometry draw:type="non-primitive" svg:viewBox="0 0 21600 21600" draw:enhanced-path="M 0 0 L 21600 0 21600 21600 0 21600 Z N"/></draw:custom-shape><draw:custom-shape svg:x="0.32847in" svg:y="2.03458in" svg:width="0.08958in" svg:height="0.35345in" draw:id="id165" draw:style-name="a177" draw:name="Rectangle 408"><svg:title/><svg:desc/><text:p text:style-name="Normal"/><draw:enhanced-geometry draw:type="non-primitive" svg:viewBox="0 0 21600 21600" draw:enhanced-path="M 0 0 L 21600 0 21600 21600 0 21600 Z N"/></draw:custom-shape><draw:custom-shape svg:x="0.32847in" svg:y="2.16999in" svg:width="0.08958in" svg:height="0.35345in" draw:id="id166" draw:style-name="a178" draw:name="Rectangle 409"><svg:title/><svg:desc/><text:p text:style-name="Normal"/><draw:enhanced-geometry draw:type="non-primitive" svg:viewBox="0 0 21600 21600" draw:enhanced-path="M 0 0 L 21600 0 21600 21600 0 21600 Z N"/></draw:custom-shape><draw:custom-shape svg:x="0.32847in" svg:y="2.3054in" svg:width="0.08958in" svg:height="0.35345in" draw:id="id167" draw:style-name="a179" draw:name="Rectangle 410"><svg:title/><svg:desc/><text:p text:style-name="Normal"/><draw:enhanced-geometry draw:type="non-primitive" svg:viewBox="0 0 21600 21600" draw:enhanced-path="M 0 0 L 21600 0 21600 21600 0 21600 Z N"/></draw:custom-shape><draw:custom-shape svg:x="0.32847in" svg:y="2.71162in" svg:width="0.08958in" svg:height="0.35345in" draw:id="id168" draw:style-name="a180" draw:name="Rectangle 411"><svg:title/><svg:desc/><text:p text:style-name="Normal"/><draw:enhanced-geometry draw:type="non-primitive" svg:viewBox="0 0 21600 21600" draw:enhanced-path="M 0 0 L 21600 0 21600 21600 0 21600 Z N"/></draw:custom-shape><draw:custom-shape svg:x="0.32847in" svg:y="2.84703in" svg:width="0.08958in" svg:height="0.35345in" draw:id="id169" draw:style-name="a181" draw:name="Rectangle 412"><svg:title/><svg:desc/><text:p text:style-name="Normal"/><draw:enhanced-geometry draw:type="non-primitive" svg:viewBox="0 0 21600 21600" draw:enhanced-path="M 0 0 L 21600 0 21600 21600 0 21600 Z N"/></draw:custom-shape><draw:custom-shape svg:x="0.32847in" svg:y="2.98243in" svg:width="0.08958in" svg:height="0.35345in" draw:id="id170" draw:style-name="a182" draw:name="Rectangle 413"><svg:title/><svg:desc/><text:p text:style-name="Normal"/><draw:enhanced-geometry draw:type="non-primitive" svg:viewBox="0 0 21600 21600" draw:enhanced-path="M 0 0 L 21600 0 21600 21600 0 21600 Z N"/></draw:custom-shape><draw:custom-shape svg:x="0.32847in" svg:y="3.11784in" svg:width="0.08958in" svg:height="0.35345in" draw:id="id171" draw:style-name="a183" draw:name="Rectangle 414"><svg:title/><svg:desc/><text:p text:style-name="Normal"/><draw:enhanced-geometry draw:type="non-primitive" svg:viewBox="0 0 21600 21600" draw:enhanced-path="M 0 0 L 21600 0 21600 21600 0 21600 Z N"/></draw:custom-shape><draw:custom-shape svg:x="0.32847in" svg:y="3.25325in" svg:width="0.08958in" svg:height="0.35345in" draw:id="id172" draw:style-name="a184" draw:name="Rectangle 415"><svg:title/><svg:desc/><text:p text:style-name="Normal"/><draw:enhanced-geometry draw:type="non-primitive" svg:viewBox="0 0 21600 21600" draw:enhanced-path="M 0 0 L 21600 0 21600 21600 0 21600 Z N"/></draw:custom-shape><draw:custom-shape svg:x="0.32847in" svg:y="3.38866in" svg:width="0.08958in" svg:height="0.35345in" draw:id="id173" draw:style-name="a185" draw:name="Rectangle 416"><svg:title/><svg:desc/><text:p text:style-name="Normal"/><draw:enhanced-geometry draw:type="non-primitive" svg:viewBox="0 0 21600 21600" draw:enhanced-path="M 0 0 L 21600 0 21600 21600 0 21600 Z N"/></draw:custom-shape><draw:custom-shape svg:x="0.32847in" svg:y="3.65947in" svg:width="0.08958in" svg:height="0.35345in" draw:id="id174" draw:style-name="a186" draw:name="Rectangle 417"><svg:title/><svg:desc/><text:p text:style-name="Normal"/><draw:enhanced-geometry draw:type="non-primitive" svg:viewBox="0 0 21600 21600" draw:enhanced-path="M 0 0 L 21600 0 21600 21600 0 21600 Z N"/></draw:custom-shape><draw:custom-shape svg:x="0.32847in" svg:y="3.79488in" svg:width="0.08958in" svg:height="0.35345in" draw:id="id175" draw:style-name="a187" draw:name="Rectangle 418"><svg:title/><svg:desc/><text:p text:style-name="Normal"/><draw:enhanced-geometry draw:type="non-primitive" svg:viewBox="0 0 21600 21600" draw:enhanced-path="M 0 0 L 21600 0 21600 21600 0 21600 Z N"/></draw:custom-shape><draw:custom-shape svg:x="0.32847in" svg:y="3.93029in" svg:width="0.08958in" svg:height="0.35345in" draw:id="id176" draw:style-name="a188" draw:name="Rectangle 419"><svg:title/><svg:desc/><text:p text:style-name="Normal"/><draw:enhanced-geometry draw:type="non-primitive" svg:viewBox="0 0 21600 21600" draw:enhanced-path="M 0 0 L 21600 0 21600 21600 0 21600 Z N"/></draw:custom-shape><draw:custom-shape svg:x="0.32847in" svg:y="4.06569in" svg:width="0.08958in" svg:height="0.35345in" draw:id="id177" draw:style-name="a189" draw:name="Rectangle 420"><svg:title/><svg:desc/><text:p text:style-name="Normal"/><draw:enhanced-geometry draw:type="non-primitive" svg:viewBox="0 0 21600 21600" draw:enhanced-path="M 0 0 L 21600 0 21600 21600 0 21600 Z N"/></draw:custom-shape><draw:connector draw:type="line" svg:x1="3.67083in" svg:y1="7.0884in" svg:x2="3.84375in" svg:y2="7.26131in" draw:id="id178" draw:style-name="a190" draw:name="Line 421"><svg:title/><svg:desc/></draw:connector><draw:connector draw:type="line" svg:x1="3.67083in" svg:y1="7.26131in" svg:x2="3.84375in" svg:y2="7.0884in" draw:id="id179" draw:style-name="a191" draw:name="Line 422"><svg:title/><svg:desc/></draw:connector><draw:connector draw:type="line" svg:x1="1.81667in" svg:y1="1.65405in" svg:x2="2.69653in" svg:y2="1.65475in" draw:id="id180" draw:style-name="a192" draw:name="Line 423"><svg:title/><svg:desc/></draw:connector><draw:connector draw:type="line" svg:x1="2.69653in" svg:y1="1.65405in" svg:x2="2.59236in" svg:y2="1.69711in" draw:id="id181" draw:style-name="a193" draw:name="Line 424"><svg:title/><svg:desc/></draw:connector><draw:connector draw:type="line" svg:x1="2.69653in" svg:y1="1.65405in" svg:x2="2.59236in" svg:y2="1.611in" draw:id="id182" draw:style-name="a194" draw:name="Line 425"><svg:title/><svg:desc/></draw:connector><draw:custom-shape svg:x="1.73889in" svg:y="1.46101in" svg:width="0.95139in" svg:height="0.28609in" draw:id="id183" draw:style-name="a195" draw:name="Rectangle 426"><svg:title/><svg:desc/><text:p text:style-name="Normal"><text:span text:style-name="T33">1.select update link</text:span></text:p><draw:enhanced-geometry draw:type="non-primitive" svg:viewBox="0 0 21600 21600" draw:enhanced-path="M 0 0 L 21600 0 21600 21600 0 21600 Z N"/></draw:custom-shape><draw:connector draw:type="line" svg:x1="1.81667in" svg:y1="3.22131in" svg:x2="3.71111in" svg:y2="3.222in" draw:id="id184" draw:style-name="a196" draw:name="Line 427"><svg:title/><svg:desc/></draw:connector><draw:connector draw:type="line" svg:x1="3.71111in" svg:y1="3.22131in" svg:x2="3.60764in" svg:y2="3.26436in" draw:id="id185" draw:style-name="a197" draw:name="Line 428"><svg:title/><svg:desc/></draw:connector><draw:connector draw:type="line" svg:x1="3.71111in" svg:y1="3.22131in" svg:x2="3.60764in" svg:y2="3.17825in" draw:id="id186" draw:style-name="a198" draw:name="Line 429"><svg:title/><svg:desc/></draw:connector><draw:custom-shape svg:x="1.79375in" svg:y="3.02826in" svg:width="1.79167in" svg:height="0.28609in" draw:id="id187" draw:style-name="a199" draw:name="Rectangle 430"><svg:title/><svg:desc/><text:p text:style-name="Normal"><text:span text:style-name="T34">3.the receptionist fill the update form</text:span></text:p><draw:enhanced-geometry draw:type="non-primitive" svg:viewBox="0 0 21600 21600" draw:enhanced-path="M 0 0 L 21600 0 21600 21600 0 21600 Z N"/></draw:custom-shape><draw:connector draw:type="line" svg:x1="2.65625in" svg:y1="4.31637in" svg:x2="2.82917in" svg:y2="4.48927in" draw:id="id188" draw:style-name="a200" draw:name="Line 431"><svg:title/><svg:desc/></draw:connector><draw:connector draw:type="line" svg:x1="2.65625in" svg:y1="4.48927in" svg:x2="2.82917in" svg:y2="4.31637in" draw:id="id189" draw:style-name="a201" draw:name="Line 432"><svg:title/><svg:desc/></draw:connector><draw:connector draw:type="line" svg:x1="3.71111in" svg:y1="2.29915in" svg:x2="1.81944in" svg:y2="2.29984in" draw:id="id190" draw:style-name="a203" draw:name="Line 433"><svg:title/><svg:desc/></draw:connector><draw:connector draw:type="line" svg:x1="1.81944in" svg:y1="2.29915in" svg:x2="1.92361in" svg:y2="2.34289in" draw:id="id191" draw:style-name="a204" draw:name="Line 434"><svg:title/><svg:desc/></draw:connector><draw:connector draw:type="line" svg:x1="1.81944in" svg:y1="2.29915in" svg:x2="1.92361in" svg:y2="2.25609in" draw:id="id192" draw:style-name="a205" draw:name="Line 435"><svg:title/><svg:desc/></draw:connector><draw:custom-shape svg:x="2.19722in" svg:y="2.1061in" svg:width="1.0625in" svg:height="0.28609in" draw:id="id193" draw:style-name="a206" draw:name="Rectangle 436"><svg:title/><svg:desc/><text:p text:style-name="Normal"><text:span text:style-name="T35">2.display update form</text:span></text:p><draw:enhanced-geometry draw:type="non-primitive" svg:viewBox="0 0 21600 21600" draw:enhanced-path="M 0 0 L 21600 0 21600 21600 0 21600 Z N"/></draw:custom-shape><draw:connector draw:type="line" svg:x1="1.81667in" svg:y1="3.8671in" svg:x2="4.68056in" svg:y2="3.86779in" draw:id="id194" draw:style-name="a207" draw:name="Line 437"><svg:title/><svg:desc/></draw:connector><draw:connector draw:type="line" svg:x1="4.68056in" svg:y1="3.8671in" svg:x2="4.57639in" svg:y2="3.91015in" draw:id="id195" draw:style-name="a208" draw:name="Line 438"><svg:title/><svg:desc/></draw:connector><draw:connector draw:type="line" svg:x1="4.68056in" svg:y1="3.86709in" svg:x2="4.57639in" svg:y2="3.82335in" draw:id="id196" draw:style-name="a209" draw:name="Line 439"><svg:title/><svg:desc/></draw:connector><draw:custom-shape svg:x="2.99653in" svg:y="3.67405in" svg:width="0.42014in" svg:height="0.28609in" draw:id="id197" draw:style-name="a210" draw:name="Rectangle 440"><svg:title/><svg:desc/><text:p text:style-name="Normal"><text:span text:style-name="T36">4.submit</text:span></text:p><draw:enhanced-geometry draw:type="non-primitive" svg:viewBox="0 0 21600 21600" draw:enhanced-path="M 0 0 L 21600 0 21600 21600 0 21600 Z N"/></draw:custom-shape><draw:connector draw:type="line" svg:x1="4.77292in" svg:y1="4.00528in" svg:x2="5.20486in" svg:y2="4.00597in" draw:id="id198" draw:style-name="a211" draw:name="Line 441"><svg:title/><svg:desc/></draw:connector><draw:connector draw:type="line" svg:x1="5.20486in" svg:y1="4.00528in" svg:x2="5.20556in" svg:y2="4.09139in" draw:id="id199" draw:style-name="a212" draw:name="Line 442"><svg:title/><svg:desc/></draw:connector><draw:connector draw:type="line" svg:x1="5.20486in" svg:y1="4.09139in" svg:x2="4.77569in" svg:y2="4.09208in" draw:id="id200" draw:style-name="a213" draw:name="Line 443"><svg:title/><svg:desc/></draw:connector><draw:connector draw:type="line" svg:x1="4.77569in" svg:y1="4.09139in" svg:x2="4.87917in" svg:y2="4.13444in" draw:id="id201" draw:style-name="a214" draw:name="Line 444"><svg:title/><svg:desc/></draw:connector><draw:connector draw:type="line" svg:x1="4.77569in" svg:y1="4.09138in" svg:x2="4.87917in" svg:y2="4.04833in" draw:id="id202" draw:style-name="a215" draw:name="Line 445"><svg:title/><svg:desc/></draw:connector><draw:custom-shape svg:x="4.71806in" svg:y="3.81224in" svg:width="0.47569in" svg:height="0.28609in" draw:id="id203" draw:style-name="a216" draw:name="Rectangle 446"><svg:title/><svg:desc/><text:p text:style-name="Normal"><text:span text:style-name="T37">5.validate</text:span></text:p><draw:enhanced-geometry draw:type="non-primitive" svg:viewBox="0 0 21600 21600" draw:enhanced-path="M 0 0 L 21600 0 21600 21600 0 21600 Z N"/></draw:custom-shape><draw:connector draw:type="line" svg:x1="4.68056in" svg:y1="4.60454in" svg:x2="3.80347in" svg:y2="4.60524in" draw:id="id204" draw:style-name="a218" draw:name="Line 447"><svg:title/><svg:desc/></draw:connector><draw:connector draw:type="line" svg:x1="3.80347in" svg:y1="4.60454in" svg:x2="3.90764in" svg:y2="4.6476in" draw:id="id205" draw:style-name="a219" draw:name="Line 448"><svg:title/><svg:desc/></draw:connector><draw:connector draw:type="line" svg:x1="3.80347in" svg:y1="4.60454in" svg:x2="3.90764in" svg:y2="4.56149in" draw:id="id206" draw:style-name="a220" draw:name="Line 449"><svg:title/><svg:desc/></draw:connector><draw:custom-shape svg:x="3.69722in" svg:y="4.4115in" svg:width="1.04444in" svg:height="0.28609in" draw:id="id207" draw:style-name="a221" draw:name="Rectangle 450"><svg:title/><svg:desc/><text:p text:style-name="Normal"><text:span text:style-name="T38">6. try to update again</text:span></text:p><draw:enhanced-geometry draw:type="non-primitive" svg:viewBox="0 0 21600 21600" draw:enhanced-path="M 0 0 L 21600 0 21600 21600 0 21600 Z N"/></draw:custom-shape><draw:connector draw:type="line" svg:x1="4.76944in" svg:y1="4.83508in" svg:x2="5.64931in" svg:y2="4.83578in" draw:id="id208" draw:style-name="a222" draw:name="Line 451"><svg:title/><svg:desc/></draw:connector><draw:connector draw:type="line" svg:x1="5.64931in" svg:y1="4.83508in" svg:x2="5.54514in" svg:y2="4.87814in" draw:id="id209" draw:style-name="a223" draw:name="Line 452"><svg:title/><svg:desc/></draw:connector><draw:connector draw:type="line" svg:x1="5.64931in" svg:y1="4.83508in" svg:x2="5.54514in" svg:y2="4.79203in" draw:id="id210" draw:style-name="a224" draw:name="Line 453"><svg:title/><svg:desc/></draw:connector><draw:custom-shape svg:x="4.64028in" svg:y="4.64204in" svg:width="1.03194in" svg:height="0.28609in" draw:id="id211" draw:style-name="a225" draw:name="Rectangle 454"><svg:title/><svg:desc/><text:p text:style-name="Normal"><text:span text:style-name="T39">7.step 4 will continue<text:s/></text:span></text:p><draw:enhanced-geometry draw:type="non-primitive" svg:viewBox="0 0 21600 21600" draw:enhanced-path="M 0 0 L 21600 0 21600 21600 0 21600 Z N"/></draw:custom-shape><draw:connector draw:type="line" svg:x1="5.74167in" svg:y1="4.97327in" svg:x2="6.17431in" svg:y2="4.97396in" draw:id="id212" draw:style-name="a226" draw:name="Line 455"><svg:title/><svg:desc/></draw:connector><draw:connector draw:type="line" svg:x1="6.17431in" svg:y1="4.97327in" svg:x2="6.175in" svg:y2="5.05937in" draw:id="id213" draw:style-name="a227" draw:name="Line 456"><svg:title/><svg:desc/></draw:connector><draw:connector draw:type="line" svg:x1="6.17431in" svg:y1="5.05937in" svg:x2="5.74444in" svg:y2="5.06007in" draw:id="id214" draw:style-name="a228" draw:name="Line 457"><svg:title/><svg:desc/></draw:connector><draw:connector draw:type="line" svg:x1="5.74444in" svg:y1="5.05937in" svg:x2="5.84792in" svg:y2="5.10312in" draw:id="id215" draw:style-name="a229" draw:name="Line 458"><svg:title/><svg:desc/></draw:connector><draw:connector draw:type="line" svg:x1="5.74444in" svg:y1="5.05937in" svg:x2="5.84792in" svg:y2="5.01632in" draw:id="id216" draw:style-name="a230" draw:name="Line 459"><svg:title/><svg:desc/></draw:connector><draw:custom-shape svg:x="5.73264in" svg:y="4.78023in" svg:width="0.38333in" svg:height="0.28609in" draw:id="id217" draw:style-name="a231" draw:name="Rectangle 460"><svg:title/><svg:desc/><text:p text:style-name="Normal"><text:span text:style-name="T40">8.check</text:span></text:p><draw:enhanced-geometry draw:type="non-primitive" svg:viewBox="0 0 21600 21600" draw:enhanced-path="M 0 0 L 21600 0 21600 21600 0 21600 Z N"/></draw:custom-shape><draw:connector draw:type="line" svg:x1="5.64931in" svg:y1="5.66489in" svg:x2="3.80347in" svg:y2="5.66558in" draw:id="id218" draw:style-name="a233" draw:name="Line 461"><svg:title/><svg:desc/></draw:connector><draw:connector draw:type="line" svg:x1="3.80347in" svg:y1="5.66489in" svg:x2="3.90764in" svg:y2="5.70794in" draw:id="id219" draw:style-name="a234" draw:name="Line 462"><svg:title/><svg:desc/></draw:connector><draw:connector draw:type="line" svg:x1="3.80347in" svg:y1="5.66489in" svg:x2="3.90764in" svg:y2="5.62184in" draw:id="id220" draw:style-name="a235" draw:name="Line 463"><svg:title/><svg:desc/></draw:connector><draw:custom-shape svg:x="4.55625in" svg:y="5.47185in" svg:width="0.27222in" svg:height="0.28609in" draw:id="id221" draw:style-name="a236" draw:name="Rectangle 464"><svg:title/><svg:desc/><text:p text:style-name="Normal"><text:span text:style-name="T41">9.edit</text:span></text:p><draw:enhanced-geometry draw:type="non-primitive" svg:viewBox="0 0 21600 21600" draw:enhanced-path="M 0 0 L 21600 0 21600 21600 0 21600 Z N"/></draw:custom-shape><draw:connector draw:type="line" svg:x1="4.64028in" svg:y1="6.35026in" svg:x2="4.81319in" svg:y2="6.52316in" draw:id="id222" draw:style-name="a237" draw:name="Line 465"><svg:title/><svg:desc/></draw:connector><draw:connector draw:type="line" svg:x1="4.64028in" svg:y1="6.52316in" svg:x2="4.81319in" svg:y2="6.35026in" draw:id="id223" draw:style-name="a238" draw:name="Line 466"><svg:title/><svg:desc/></draw:connector><draw:connector draw:type="line" svg:x1="3.80069in" svg:y1="6.1718in" svg:x2="5.64931in" svg:y2="6.17249in" draw:id="id224" draw:style-name="a239" draw:name="Line 467"><svg:title/><svg:desc/></draw:connector><draw:connector draw:type="line" svg:x1="5.64931in" svg:y1="6.1718in" svg:x2="5.54514in" svg:y2="6.21485in" draw:id="id225" draw:style-name="a240" draw:name="Line 468"><svg:title/><svg:desc/></draw:connector><draw:connector draw:type="line" svg:x1="5.64931in" svg:y1="6.1718in" svg:x2="5.54514in" svg:y2="6.12874in" draw:id="id226" draw:style-name="a241" draw:name="Line 469"><svg:title/><svg:desc/></draw:connector><draw:custom-shape svg:x="4.49306in" svg:y="5.97876in" svg:width="0.38958in" svg:height="0.28609in" draw:id="id227" draw:style-name="a242" draw:name="Rectangle 470"><svg:title/><svg:desc/><text:p text:style-name="Normal"><text:span text:style-name="T42">10.save</text:span></text:p><draw:enhanced-geometry draw:type="non-primitive" svg:viewBox="0 0 21600 21600" draw:enhanced-path="M 0 0 L 21600 0 21600 21600 0 21600 Z N"/></draw:custom-shape></draw:g></text:span><text:bookmark-end text:name="_Hlk152452054"/></text:p>
      <text:p text:style-name="Normal"><text:span text:style-name="T43">Sequence diagram for register<text:s/></text:span><text:span text:style-name="T44">custom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break-before="page" fo:border-top="none" fo:border-left="none" fo:border-bottom="0.0625in solid #808080" fo:border-right="none" fo:padding-top="0in" fo:padding-left="0in" fo:padding-bottom="0.0416in" fo:padding-right="0in" style:shadow="none" fo:text-align="center" fo:margin-bottom="0.1666in" fo:line-height="100%"/>
      <style:text-properties style:font-name="Times New Roman" style:font-name-asian="Times New Roman" style:font-name-complex="Times New Roman" fo:font-weight="bold" style:font-weight-asian="bold" fo:font-variant="small-caps" fo:font-size="16pt" style:font-size-asian="16pt" style:font-size-complex="1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833in" fo:line-height="100%"/>
      <style:text-properties style:font-name="Times New Roman" style:font-name-asian="Times New Roman" style:font-name-complex="Times New Roman" fo:font-weight="bold" style:font-weight-asian="bold" fo:text-transform="uppercase" fo:font-size="14pt" style:font-size-asian="14pt" style:font-size-complex="10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833in" fo:line-height="100%"/>
      <style:text-properties style:font-name="Times New Roman" style:font-name-asian="Times New Roman" style:font-name-complex="Times New Roman" fo:font-weight="bold" style:font-weight-asian="bold" fo:text-transform="uppercase" fo:font-size="12pt" style:font-size-asian="12pt" style:font-size-complex="10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margin-top="0.0833in" fo:margin-bottom="0in" fo:line-height="100%"/>
      <style:text-properties style:font-name="Arial" style:font-name-asian="Times New Roman" style:font-name-complex="Times New Roman" fo:font-weight="bold" style:font-weight-asian="bold" style:font-size-complex="10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margin-top="0.0138in" fo:margin-bottom="0in" fo:line-height="100%"/>
      <style:text-properties style:font-name="Arial" style:font-name-asian="Times New Roman" style:font-name-complex="Times New Roman" fo:font-variant="small-caps" style:font-size-complex="10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0833in" fo:margin-bottom="0.0416in" fo:line-height="100%"/>
      <style:text-properties style:font-name="Times New Roman" style:font-name-asian="Times New Roman" style:font-name-complex="Times New Roman" fo:font-style="italic" style:font-style-asian="italic" style:font-size-complex="10pt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top="0.1666in" fo:margin-bottom="0.0416in" fo:line-height="100%"/>
      <style:text-properties style:font-name="Arial" style:font-name-asian="Times New Roman" style:font-name-complex="Times New Roman" fo:font-size="10pt" style:font-size-asian="10pt" style:font-size-complex="10pt" fo:hyphenate="false"/>
    </style:style>
    <style:style style:name="Heading8" style:display-name="Heading 8" style:family="paragraph" style:parent-style-name="Normal" style:next-style-name="Normal" style:default-outline-level="8">
      <style:paragraph-properties fo:margin-top="0.1666in" fo:margin-bottom="0.0416in" fo:line-height="100%"/>
      <style:text-properties style:font-name="Arial" style:font-name-asian="Times New Roman" style:font-name-complex="Times New Roman" fo:font-style="italic" style:font-style-asian="italic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top="0.1666in" fo:margin-bottom="0.0416in" fo:line-height="100%"/>
      <style:text-properties style:font-name="Arial" style:font-name-asian="Times New Roman" style:font-name-complex="Times New Roman" fo:font-weight="bold" style:font-weight-asian="bold" fo:font-style="italic" style:font-style-asian="italic" fo:font-size="9pt" style:font-size-asian="9pt" style:font-size-complex="10pt" fo:hyphenate="false"/>
    </style:style>
    <style:style style:name="Normal" style:display-name="Normal" style:family="paragraph">
      <style:paragraph-properties fo:margin-bottom="0.1388in" fo:line-height="115%"/>
      <style:text-properties style:font-name-asian="Times New Roman" style:letter-kerning="false" fo:language="en" fo:country="US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-asian="Times New Roman" style:letter-kerning="false" fo:language="en" fo:country="US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asian="Times New Roman" style:letter-kerning="false" fo:language="en" fo:country="US"/>
    </style:style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fo:font-variant="small-caps" style:letter-kerning="false" fo:font-size="16pt" style:font-size-asian="16pt" style:font-size-complex="10pt" fo:language="en" fo:country="US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fo:text-transform="uppercase" style:letter-kerning="false" fo:font-size="14pt" style:font-size-asian="14pt" style:font-size-complex="10pt" fo:language="en" fo:country="US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fo:text-transform="uppercase" style:letter-kerning="false" fo:font-size="12pt" style:font-size-asian="12pt" style:font-size-complex="10pt" fo:language="en" fo:country="US"/>
    </style:style>
    <style:style style:name="Heading4Char" style:display-name="Heading 4 Char" style:family="text" style:parent-style-name="DefaultParagraphFont">
      <style:text-properties style:font-name="Arial" style:font-name-asian="Times New Roman" style:font-name-complex="Times New Roman" fo:font-weight="bold" style:font-weight-asian="bold" style:letter-kerning="false" style:font-size-complex="10pt" fo:language="en" fo:country="US"/>
    </style:style>
    <style:style style:name="Heading5Char" style:display-name="Heading 5 Char" style:family="text" style:parent-style-name="DefaultParagraphFont">
      <style:text-properties style:font-name="Arial" style:font-name-asian="Times New Roman" style:font-name-complex="Times New Roman" fo:font-variant="small-caps" style:letter-kerning="false" style:font-size-complex="10pt" fo:language="en" fo:country="US"/>
    </style:style>
    <style:style style:name="Heading6Char" style:display-name="Heading 6 Char" style:family="text" style:parent-style-name="DefaultParagraphFont">
      <style:text-properties style:font-name="Times New Roman" style:font-name-asian="Times New Roman" style:font-name-complex="Times New Roman" fo:font-style="italic" style:font-style-asian="italic" style:letter-kerning="false" style:font-size-complex="10pt" fo:language="en" fo:country="US"/>
    </style:style>
    <style:style style:name="Heading7Char" style:display-name="Heading 7 Char" style:family="text" style:parent-style-name="DefaultParagraphFont">
      <style:text-properties style:font-name="Arial" style:font-name-asian="Times New Roman" style:font-name-complex="Times New Roman" style:letter-kerning="false" fo:font-size="10pt" style:font-size-asian="10pt" style:font-size-complex="10pt" fo:language="en" fo:country="US"/>
    </style:style>
    <style:style style:name="Heading8Char" style:display-name="Heading 8 Char" style:family="text" style:parent-style-name="DefaultParagraphFont">
      <style:text-properties style:font-name="Arial" style:font-name-asian="Times New Roman" style:font-name-complex="Times New Roman" fo:font-style="italic" style:font-style-asian="italic" style:letter-kerning="false" fo:font-size="10pt" style:font-size-asian="10pt" style:font-size-complex="10pt" fo:language="en" fo:country="US"/>
    </style:style>
    <style:style style:name="Heading9Char" style:display-name="Heading 9 Char" style:family="text" style:parent-style-name="DefaultParagraphFont">
      <style:text-properties style:font-name="Arial" style:font-name-asian="Times New Roman" style:font-name-complex="Times New Roman" fo:font-weight="bold" style:font-weight-asian="bold" fo:font-style="italic" style:font-style-asian="italic" style:letter-kerning="false" fo:font-size="9pt" style:font-size-asian="9pt" style:font-size-complex="10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-complex="Times New Roman"/>
    </style:style>
    <style:style style:name="WW_CharOUTLINELVL2" style:family="text">
      <style:text-properties style:font-name-complex="Times New Roman"/>
    </style:style>
    <style:style style:name="WW_CharOUTLINELVL3" style:family="text">
      <style:text-properties style:font-name-complex="Times New Roman"/>
    </style:style>
    <style:style style:name="WW_CharOUTLINELVL4" style:family="text">
      <style:text-properties style:font-name-complex="Times New Roman"/>
    </style:style>
    <style:style style:name="WW_CharOUTLINELVL5" style:family="text">
      <style:text-properties style:font-name-complex="Times New Roman"/>
    </style:style>
    <style:style style:name="WW_CharOUTLINELVL6" style:family="text">
      <style:text-properties style:font-name-complex="Times New Roman"/>
    </style:style>
    <style:style style:name="WW_CharOUTLINELVL7" style:family="text">
      <style:text-properties style:font-name-complex="Times New Roman"/>
    </style:style>
    <style:style style:name="WW_CharOUTLINELVL8" style:family="text">
      <style:text-properties style:font-name-complex="Times New Roman"/>
    </style:style>
    <style:style style:name="WW_CharOUTLINELVL9" style:family="text">
      <style:text-properties style:font-name-complex="Times New Roman"/>
    </style:style>
    <text:outline-style style:name="WW_OutlineListStyle">
      <text:outline-level-style text:level="1" text:style-name="WW_CharOUTLINELVL1" style:num-suffix=".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2" text:style-name="WW_CharOUTLINELVL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3" text:style-name="WW_CharOUTLINELVL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4" text:style-name="WW_CharOUTLINELVL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5" text:style-name="WW_CharOUTLINELVL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6" text:style-name="WW_CharOUTLINELVL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7" text:style-name="WW_CharOUTLINELVL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8" text:style-name="WW_CharOUTLINELVL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9" text:style-name="WW_CharOUTLINELVL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</text:outline-style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stroke-dash draw:name="a156" draw:display-name="SysDash" draw:style="rect" draw:dots1="1" draw:dots1-length="0in" draw:dots2="0" draw:dots2-length="0in" draw:distance="0in"/>
    <draw:stroke-dash draw:name="a78" draw:display-name="SysDash" draw:style="rect" draw:dots1="1" draw:dots1-length="0in" draw:dots2="0" draw:dots2-length="0in" draw:distance="0in"/>
    <draw:stroke-dash draw:name="a26" draw:display-name="SysDash" draw:style="rect" draw:dots1="1" draw:dots1-length="0in" draw:dots2="0" draw:dots2-length="0in" draw:distance="0in"/>
    <draw:stroke-dash draw:name="a144" draw:display-name="SysDash" draw:style="rect" draw:dots1="1" draw:dots1-length="0in" draw:dots2="0" draw:dots2-length="0in" draw:distance="0in"/>
    <draw:stroke-dash draw:name="a217" draw:display-name="SysDash" draw:style="rect" draw:dots1="1" draw:dots1-length="0in" draw:dots2="0" draw:dots2-length="0in" draw:distance="0in"/>
    <draw:stroke-dash draw:name="a15" draw:display-name="SysDash" draw:style="rect" draw:dots1="1" draw:dots1-length="0in" draw:dots2="0" draw:dots2-length="0in" draw:distance="0in"/>
    <draw:stroke-dash draw:name="a202" draw:display-name="SysDash" draw:style="rect" draw:dots1="1" draw:dots1-length="0in" draw:dots2="0" draw:dots2-length="0in" draw:distance="0in"/>
    <draw:stroke-dash draw:name="a136" draw:display-name="SysDash" draw:style="rect" draw:dots1="1" draw:dots1-length="0in" draw:dots2="0" draw:dots2-length="0in" draw:distance="0in"/>
    <draw:stroke-dash draw:name="a94" draw:display-name="SysDash" draw:style="rect" draw:dots1="1" draw:dots1-length="0in" draw:dots2="0" draw:dots2-length="0in" draw:distance="0in"/>
    <draw:stroke-dash draw:name="a41" draw:display-name="SysDash" draw:style="rect" draw:dots1="1" draw:dots1-length="0in" draw:dots2="0" draw:dots2-length="0in" draw:distance="0in"/>
    <draw:stroke-dash draw:name="a4" draw:display-name="SysDash" draw:style="rect" draw:dots1="1" draw:dots1-length="0in" draw:dots2="0" draw:dots2-length="0in" draw:distance="0in"/>
    <draw:stroke-dash draw:name="a83" draw:display-name="SysDash" draw:style="rect" draw:dots1="1" draw:dots1-length="0in" draw:dots2="0" draw:dots2-length="0in" draw:distance="0in"/>
    <draw:stroke-dash draw:name="a126" draw:display-name="SysDash" draw:style="rect" draw:dots1="1" draw:dots1-length="0in" draw:dots2="0" draw:dots2-length="0in" draw:distance="0in"/>
    <draw:stroke-dash draw:name="a232" draw:display-name="SysDash" draw:style="rect" draw:dots1="1" draw:dots1-length="0in" draw:dots2="0" draw:dots2-length="0in" draw:distance="0in"/>
    <draw:stroke-dash draw:name="a164" draw:display-name="SysDash" draw:style="rect" draw:dots1="1" draw:dots1-length="0in" draw:dots2="0" draw:dots2-length="0in" draw:distance="0in"/>
    <draw:stroke-dash draw:name="a49" draw:display-name="SysDash" draw:style="rect" draw:dots1="1" draw:dots1-length="0in" draw:dots2="0" draw:dots2-length="0in" draw:distance="0in"/>
    <draw:stroke-dash draw:name="a34" draw:display-name="SysDash" draw:style="rect" draw:dots1="1" draw:dots1-length="0in" draw:dots2="0" draw:dots2-length="0in" draw:distance="0in"/>
  </office:styles>
  <office:automatic-styles>
    <text:list-style style:name="LFO1">
      <text:list-level-style-number text:level="1" text:style-name="WW_CharLFO1LVL1" style:num-suffix=".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text:style-name="WW_CharLFO1LVL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text:style-name="WW_CharLFO1LVL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text:style-name="WW_CharLFO1LVL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text:style-name="WW_CharLFO1LVL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text:style-name="WW_CharLFO1LVL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text:style-name="WW_CharLFO1LVL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text:style-name="WW_CharLFO1LVL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text:style-name="WW_CharLFO1LVL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2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format="1" text:display-levels="3">
        <style:list-level-properties text:space-before="1.9166in" text:min-label-width="0.5in" text:list-level-position-and-space-mode="label-alignment">
          <style:list-level-label-alignment text:label-followed-by="listtab" fo:margin-left="2.4166in" fo:text-indent="-0.5in"/>
        </style:list-level-properties>
      </text:list-level-style-number>
      <text:list-level-style-number text:level="4" style:num-format="1" text:display-levels="4">
        <style:list-level-properties text:space-before="2.875in" text:min-label-width="0.5in" text:list-level-position-and-space-mode="label-alignment">
          <style:list-level-label-alignment text:label-followed-by="listtab" fo:margin-left="3.375in" fo:text-indent="-0.5in"/>
        </style:list-level-properties>
      </text:list-level-style-number>
      <text:list-level-style-number text:level="5" style:num-format="1" text:display-levels="5">
        <style:list-level-properties text:space-before="3.8333in" text:min-label-width="0.75in" text:list-level-position-and-space-mode="label-alignment">
          <style:list-level-label-alignment text:label-followed-by="listtab" fo:margin-left="4.5833in" fo:text-indent="-0.75in"/>
        </style:list-level-properties>
      </text:list-level-style-number>
      <text:list-level-style-number text:level="6" style:num-format="1" text:display-levels="6">
        <style:list-level-properties text:space-before="4.7916in" text:min-label-width="0.75in" text:list-level-position-and-space-mode="label-alignment">
          <style:list-level-label-alignment text:label-followed-by="listtab" fo:margin-left="5.5416in" fo:text-indent="-0.75in"/>
        </style:list-level-properties>
      </text:list-level-style-number>
      <text:list-level-style-number text:level="7" style:num-format="1" text:display-levels="7">
        <style:list-level-properties text:space-before="5.75in" text:min-label-width="1in" text:list-level-position-and-space-mode="label-alignment">
          <style:list-level-label-alignment text:label-followed-by="listtab" fo:margin-left="6.75in" fo:text-indent="-1in"/>
        </style:list-level-properties>
      </text:list-level-style-number>
      <text:list-level-style-number text:level="8" style:num-format="1" text:display-levels="8">
        <style:list-level-properties text:space-before="6.7083in" text:min-label-width="1in" text:list-level-position-and-space-mode="label-alignment">
          <style:list-level-label-alignment text:label-followed-by="listtab" fo:margin-left="7.7083in" fo:text-indent="-1in"/>
        </style:list-level-properties>
      </text:list-level-style-number>
      <text:list-level-style-number text:level="9" style:num-format="1" text:display-levels="9">
        <style:list-level-properties text:space-before="7.6666in" text:min-label-width="1.25in" text:list-level-position-and-space-mode="label-alignment">
          <style:list-level-label-alignment text:label-followed-by="listtab" fo:margin-left="8.9166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ing3" style:family="paragraph">
      <style:paragraph-properties fo:text-align="justify"/>
    </style:style>
    <style:style style:name="T3" style:parent-style-name="DefaultParagraphFont" style:family="text">
      <style:text-properties fo:text-transform="none" fo:font-size="16pt" style:font-size-asian="16pt" style:font-size-complex="16pt"/>
    </style:style>
    <style:style style:name="T4" style:parent-style-name="DefaultParagraphFont" style:family="text">
      <style:text-properties fo:text-transform="none" fo:font-size="16pt" style:font-size-asian="16pt" style:font-size-complex="16pt"/>
    </style:style>
  </office:automatic-styles>
  <office:master-styles>
    <style:master-page style:name="MP0" style:page-layout-name="PL0">
      <style:header>
        <text:h text:style-name="P2" text:outline-level="3"><text:bookmark-start text:name="_Toc358708218"/><text:bookmark-start text:name="_Toc389657107"/><text:span text:style-name="T3">Sequence D</text:span><text:span text:style-name="T4">iagram</text:span><text:bookmark-end text:name="_Toc358708218"/><text:bookmark-end text:name="_Toc389657107"/></text:h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eran Ambesajer</meta:initial-creator>
    <dc:creator>Heran Ambesajer</dc:creator>
    <meta:creation-date>2023-12-02T22:20:00Z</meta:creation-date>
    <dc:date>2023-12-02T22:33:00Z</dc:date>
    <meta:template xlink:href="Normal" xlink:type="simple"/>
    <meta:editing-cycles>1</meta:editing-cycles>
    <meta:editing-duration>PT0S</meta:editing-duration>
    <meta:document-statistic meta:page-count="2" meta:paragraph-count="1" meta:word-count="10" meta:character-count="66" meta:row-count="1" meta:non-whitespace-character-count="57"/>
  </office:meta>
</office:document-meta>
</file>